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fo:hyphenate="true"/>
    </style:style>
    <style:style style:name="T2" style:parent-style-name="Fuentedepárrafopredeter." style:family="text">
      <style:text-properties style:font-name="Consolas" style:font-name-complex="Consolas" fo:color="#FFFFFF" fo:font-size="7pt" style:font-size-asian="7pt" style:font-size-complex="7pt"/>
    </style:style>
    <style:style style:name="T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4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7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4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4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5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6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7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0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83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84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85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86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9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7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01" style:parent-style-name="Normal" style:family="paragraph">
      <style:paragraph-properties style:text-autospace="none" style:vertical-align="auto" fo:margin-bottom="0in" fo:line-height="100%" fo:text-indent="0.4916in"/>
      <style:text-properties style:font-name="Consolas" style:font-name-complex="Consolas" fo:color="#FFFFFF" fo:font-size="8pt" style:font-size-asian="8pt" style:font-size-complex="8pt" fo:hyphenate="true"/>
    </style:style>
    <style:style style:name="P1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03" style:parent-style-name="Normal" style:family="paragraph">
      <style:paragraph-properties style:text-autospace="none" style:vertical-align="auto" fo:margin-bottom="0in" fo:line-height="100%" fo:text-indent="0.4916in"/>
      <style:text-properties fo:hyphenate="true"/>
    </style:style>
    <style:style style:name="T10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0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7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4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5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6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4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1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2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237" style:parent-style-name="Normal" style:family="paragraph">
      <style:paragraph-properties style:text-autospace="none" style:vertical-align="auto" fo:margin-bottom="0in" fo:line-height="100%" fo:text-indent="0.4916in"/>
      <style:text-properties fo:hyphenate="true"/>
    </style:style>
    <style:style style:name="T23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5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5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5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5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6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6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6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7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7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7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8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8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8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88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2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9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9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9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9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01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302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/>
    </style:style>
    <style:style style:name="P303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/>
    </style:style>
    <style:style style:name="P304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/>
    </style:style>
    <style:style style:name="P305" style:parent-style-name="Normal" style:family="paragraph">
      <style:paragraph-properties style:text-autospace="none" style:vertical-align="auto" fo:margin-bottom="0in" fo:line-height="100%" fo:text-indent="0.4916in"/>
      <style:text-properties style:font-name="Consolas" style:font-name-complex="Consolas" fo:color="#FFFFFF" fo:font-size="8pt" style:font-size-asian="8pt" style:font-size-complex="8pt" fo:hyphenate="true"/>
    </style:style>
    <style:style style:name="P306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/>
    </style:style>
    <style:style style:name="P3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09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310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11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12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13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14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15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7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18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319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20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21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22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2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3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5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26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327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28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29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30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31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3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3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3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3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341" style:parent-style-name="Normal" style:family="paragraph">
      <style:paragraph-properties style:text-autospace="none" style:vertical-align="auto" fo:margin-bottom="0in" fo:line-height="100%" fo:text-indent="0.4916in"/>
      <style:text-properties style:font-name="Consolas" style:font-name-complex="Consolas" fo:color="#FFFFFF" fo:font-size="8pt" style:font-size-asian="8pt" style:font-size-complex="8pt" fo:hyphenate="true"/>
    </style:style>
    <style:style style:name="P3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44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345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T3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3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50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351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52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5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54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55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56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57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58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359" style:parent-style-name="Normal" style:family="paragraph">
      <style:paragraph-properties style:text-autospace="none" style:vertical-align="auto" fo:margin-bottom="0in" fo:line-height="100%" fo:text-indent="0.4916in"/>
      <style:text-properties fo:hyphenate="true"/>
    </style:style>
    <style:style style:name="T360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61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362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63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64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65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7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36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7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7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8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3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3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8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8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3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9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95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39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3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0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02" style:parent-style-name="Fuentedepárrafopredeter." style:family="text">
      <style:text-properties style:font-name="Consolas" style:font-name-complex="Consolas" fo:color="#FF00FF" fo:font-size="8pt" style:font-size-asian="8pt" style:font-size-complex="8pt"/>
    </style:style>
    <style:style style:name="T40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0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4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1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4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1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4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4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19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22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25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426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27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28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29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30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31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32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33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34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35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36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37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38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39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40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4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language="en" fo:country="US" fo:hyphenate="true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44" style:parent-style-name="Fuentedepárrafopredeter." style:family="text">
      <style:text-properties style:font-name="Consolas" style:font-name-complex="Consolas" fo:color="#008000" fo:font-size="8pt" style:font-size-asian="8pt" style:font-size-complex="8pt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47" style:parent-style-name="Fuentedepárrafopredeter." style:family="text">
      <style:text-properties style:font-name="Consolas" style:font-name-complex="Consolas" fo:color="#FFFF00" fo:font-size="8pt" style:font-size-asian="8pt" style:font-size-complex="8pt" fo:language="en" fo:country="US"/>
    </style:style>
    <style:style style:name="T448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49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50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51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52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5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4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5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56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57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58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59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460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461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64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4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6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6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7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4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7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8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8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8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8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8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8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49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4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4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49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4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0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5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09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510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11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512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13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514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15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516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17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518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19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520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21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522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523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P524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 fo:language="en" fo:country="US"/>
    </style:style>
    <style:style style:name="P525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 fo:language="en" fo:country="US"/>
    </style:style>
    <style:style style:name="P526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 fo:language="en" fo:country="US"/>
    </style:style>
    <style:style style:name="P5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52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5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5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534" style:parent-style-name="Párrafodelista" style:list-style-name="LFO1" style:family="paragraph">
      <style:paragraph-properties style:text-autospace="none" style:vertical-align="auto" fo:margin-bottom="0in" fo:line-height="100%"/>
      <style:text-properties fo:hyphenate="true"/>
    </style:style>
    <style:style style:name="T53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3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4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4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P548" style:parent-style-name="Párrafodelista" style:family="paragraph">
      <style:paragraph-properties style:text-autospace="none" style:vertical-align="auto" fo:margin-bottom="0in" fo:line-height="100%" fo:margin-left="0.7395in">
        <style:tab-stops/>
      </style:paragraph-properties>
      <style:text-properties fo:hyphenate="true"/>
    </style:style>
    <style:style style:name="T54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5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5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5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5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5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6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6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6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5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6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570" style:parent-style-name="Párrafodelista" style:list-style-name="LFO1" style:family="paragraph">
      <style:paragraph-properties style:text-autospace="none" style:vertical-align="auto" fo:margin-bottom="0in" fo:line-height="100%"/>
      <style:text-properties fo:hyphenate="true"/>
    </style:style>
    <style:style style:name="T5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7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5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77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5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79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5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8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8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8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9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5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595" style:parent-style-name="Normal" style:family="paragraph">
      <style:paragraph-properties style:text-autospace="none" style:vertical-align="auto" fo:margin-bottom="0in" fo:line-height="100%" fo:margin-left="0.7395in">
        <style:tab-stops/>
      </style:paragraph-properties>
      <style:text-properties fo:hyphenate="true"/>
    </style:style>
    <style:style style:name="T5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5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0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0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6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2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6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2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29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3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33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P6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3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41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4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45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5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54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5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58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6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69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7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7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75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6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6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8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6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6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6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0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7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7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1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7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2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2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2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2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3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73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35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7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3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4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44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74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7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6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7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7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7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8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8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78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84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7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8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8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79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7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93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79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7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7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0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8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0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1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21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8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2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25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P8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83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8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3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48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T84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5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51" style:parent-style-name="Fuentedepárrafopredeter." style:family="text">
      <style:text-properties style:font-name="Consolas" style:font-name-complex="Consolas" fo:color="#FF0000" fo:font-size="8pt" style:font-size-asian="8pt" style:font-size-complex="8pt"/>
    </style:style>
    <style:style style:name="P8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8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7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8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8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8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8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8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8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9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1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9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2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3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3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3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3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93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4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4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4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4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5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5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9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7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9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8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9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9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9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9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1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2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2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0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3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3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4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5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5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5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6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6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0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7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7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0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0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0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0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1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1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4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14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4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1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6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7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17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1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9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1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1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1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2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4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5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6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2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3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2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2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2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2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1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3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3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2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3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3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3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4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4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4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6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3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3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7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3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3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3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3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3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3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4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45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44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4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4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4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4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7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47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7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4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4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9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4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4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1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3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5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5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5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8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5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5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5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0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1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6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3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3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3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6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4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4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64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4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5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6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6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16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6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6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7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9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6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6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7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7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2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2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2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2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72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3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7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7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4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5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5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5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75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6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6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6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7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7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7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8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9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9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9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7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7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8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0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1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1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81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4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4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4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8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5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87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188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8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89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8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9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89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8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1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2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9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2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19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9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9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4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4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4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19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9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5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19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6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6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6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6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19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19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19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0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00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0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0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2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2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2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2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3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3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3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3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3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3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4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0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20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5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6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20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7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8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0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0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09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10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0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1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0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0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1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1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1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1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1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1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2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2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4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1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1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3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7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8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8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8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86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18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1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19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19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0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0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0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0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1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2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4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2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6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2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2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4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4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4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5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5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5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5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5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6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6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6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6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6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6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2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6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2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7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27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7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28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8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28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2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8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8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8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P22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22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22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9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29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29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3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0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2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3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1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1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1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2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2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2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2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2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3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3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34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3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4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23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4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4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3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6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7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7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78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3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8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8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8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8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8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8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8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9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9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9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9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9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9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9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9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39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39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0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0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0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0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0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0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1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1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1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1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1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1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1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P24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18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19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2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21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22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23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2424" style:parent-style-name="Fuentedepárrafopredeter." style:family="text">
      <style:text-properties style:font-name="Consolas" style:font-name-complex="Consolas" fo:color="#008080" fo:font-size="8pt" style:font-size-asian="8pt" style:font-size-complex="8pt" fo:language="en" fo:country="US"/>
    </style:style>
    <style:style style:name="T2425" style:parent-style-name="Fuentedepárrafopredeter.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P24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27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2428" style:parent-style-name="Fuentedepárrafopredeter." style:family="text">
      <style:text-properties style:font-name="Consolas" style:font-name-complex="Consolas" fo:color="#FFFFFF" fo:font-size="8pt" style:font-size-asian="8pt" style:font-size-complex="8pt" fo:language="en" fo:country="US"/>
    </style:style>
    <style:style style:name="T242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30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3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3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3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3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3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3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3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3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3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4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4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42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43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4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4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4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4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4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49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50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51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4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24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5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5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5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5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5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5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6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6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6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6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64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65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66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67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68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69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70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71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72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73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74" style:parent-style-name="Fuentedepárrafopredeter." style:family="text">
      <style:text-properties style:font-name="Consolas" style:font-name-complex="Consolas" fo:color="#FFFF00" fo:font-size="8pt" style:font-size-asian="8pt" style:font-size-complex="8pt"/>
    </style:style>
    <style:style style:name="T2475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T2476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77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78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79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T2480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81" style:parent-style-name="Fuentedepárrafopredeter." style:family="text">
      <style:text-properties style:font-name="Consolas" style:font-name-complex="Consolas" fo:color="#808080" fo:font-size="8pt" style:font-size-asian="8pt" style:font-size-complex="8pt"/>
    </style:style>
    <style:style style:name="P24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FFFFFF" fo:font-size="8pt" style:font-size-asian="8pt" style:font-size-complex="8pt" fo:hyphenate="true"/>
    </style:style>
    <style:style style:name="P24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84" style:parent-style-name="Fuentedepárrafopredeter." style:family="text">
      <style:text-properties style:font-name="Consolas" style:font-name-complex="Consolas" fo:color="#008080" fo:font-size="8pt" style:font-size-asian="8pt" style:font-size-complex="8pt"/>
    </style:style>
    <style:style style:name="T2485" style:parent-style-name="Fuentedepárrafopredeter." style:family="text">
      <style:text-properties style:font-name="Consolas" style:font-name-complex="Consolas" fo:color="#FFFFFF" fo:font-size="8pt" style:font-size-asian="8pt" style:font-size-complex="8pt"/>
    </style:style>
    <style:style style:name="P2486" style:parent-style-name="Normal" style:family="paragraph">
      <style:paragraph-properties style:text-autospace="none" style:vertical-align="auto" fo:margin-bottom="0in" fo:line-height="100%" fo:text-indent="0.4916in"/>
      <style:text-properties style:font-name="Consolas" style:font-name-complex="Consolas" fo:color="#FFFFFF" fo:font-size="8pt" style:font-size-asian="8pt" style:font-size-complex="8pt" fo:hyphenate="true"/>
    </style:style>
    <style:style style:name="P2487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8pt" style:font-size-asian="8pt" style:font-size-complex="8pt"/>
    </style:style>
    <style:style style:name="P2488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8pt" style:font-size-asian="8pt" style:font-size-complex="8pt"/>
    </style:style>
    <style:style style:name="P2489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8pt" style:font-size-asian="8pt" style:font-size-complex="8pt"/>
    </style:style>
    <style:style style:name="P2490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8pt" style:font-size-asian="8pt" style:font-size-complex="8pt"/>
    </style:style>
    <style:style style:name="P2491" style:parent-style-name="Normal" style:family="paragraph">
      <style:paragraph-properties style:text-autospace="none" fo:margin-bottom="0in" fo:line-height="100%"/>
      <style:text-properties style:font-name="Consolas" style:font-name-complex="Consolas" fo:color="#008080" fo:font-size="8pt" style:font-size-asian="8pt" style:font-size-complex="8pt"/>
    </style:style>
    <style:style style:name="P249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2493" style:parent-style-name="Normal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><text:span text:style-name="T2"><text:tab/></text:span><text:span text:style-name="T3">------------------------------------------- PA</text:span><text:span text:style-name="T4">RA</text:span><text:span text:style-name="T5">METROS DE ENTRADA DEL PROCEDIMIENTO -------------------------------</text:span></text:p>
      <text:p text:style-name="P6"><text:span text:style-name="T7"><text:tab/></text:span><text:span text:style-name="T8">@prm_Maquina</text:span><text:span text:style-name="T9"><text:s/></text:span><text:span text:style-name="T10">nvarchar</text:span><text:span text:style-name="T11">(</text:span><text:span text:style-name="T12">20</text:span><text:span text:style-name="T13">)</text:span><text:span text:style-name="T14"><text:s/></text:span><text:span text:style-name="T15">,</text:span><text:span text:style-name="T16"><text:s/></text:span><text:span text:style-name="T17"><text:tab/></text:span><text:span text:style-name="T18"><text:tab/></text:span><text:span text:style-name="T19">--Identifica la Maquina que va a Procesar el Trabajo</text:span></text:p>
      <text:p text:style-name="P20"><text:span text:style-name="T21"><text:tab/></text:span><text:span text:style-name="T22">@prm_FechaInicioPrg</text:span><text:span text:style-name="T23"><text:s/></text:span><text:span text:style-name="T24">date</text:span><text:span text:style-name="T25">,</text:span><text:span text:style-name="T26"><text:tab/></text:span><text:span text:style-name="T27"><text:tab/></text:span><text:span text:style-name="T28">--Fecha en la Cual se va Iniciar la Programacion</text:span></text:p>
      <text:p text:style-name="P29"><text:span text:style-name="T30"><text:tab/></text:span><text:span text:style-name="T31">@prm_HoraInicio</text:span><text:span text:style-name="T32"><text:s/></text:span><text:span text:style-name="T33">time</text:span><text:span text:style-name="T34">,</text:span><text:span text:style-name="T35"><text:tab/></text:span><text:span text:style-name="T36"><text:tab/></text:span><text:span text:style-name="T37"><text:tab/></text:span><text:span text:style-name="T38">--Hora de Inicio de la Programacion</text:span></text:p>
      <text:p text:style-name="P39"><text:span text:style-name="T40"><text:tab/></text:span><text:span text:style-name="T41">@prm_ProgramacionID</text:span><text:span text:style-name="T42"><text:s/></text:span><text:span text:style-name="T43">nvarchar</text:span><text:span text:style-name="T44">(</text:span><text:span text:style-name="T45">50</text:span><text:span text:style-name="T46">),</text:span><text:span text:style-name="T47"><text:s/></text:span><text:span text:style-name="T48"><text:tab/>--Nombre con el cual identificaremos la Programacion creada</text:span><text:span text:style-name="T49"><text:tab/></text:span></text:p>
      <text:p text:style-name="P50"><text:span text:style-name="T51"><text:tab/></text:span><text:span text:style-name="T52">@prm_IncluirDomingos</text:span><text:span text:style-name="T53"><text:s/></text:span><text:span text:style-name="T54">bit</text:span><text:span text:style-name="T55">,</text:span><text:span text:style-name="T56"><text:tab/></text:span><text:span text:style-name="T57"><text:tab/></text:span><text:span text:style-name="T58">--Le Indicamos si se va a trabajar los Domingo (0-No Trabaja, <text:s/>1-Trabaja)</text:span></text:p>
      <text:p text:style-name="P59"><text:span text:style-name="T60"><text:tab/></text:span><text:span text:style-name="T61">@prm_Horario_TrabajoID</text:span><text:span text:style-name="T62"><text:s/></text:span><text:span text:style-name="T63">varchar</text:span><text:span text:style-name="T64">(</text:span><text:span text:style-name="T65">50</text:span><text:span text:style-name="T66">),</text:span><text:span text:style-name="T67"><text:tab/></text:span><text:span text:style-name="T68">--ID del Horario de Trabajo Pre-configurado con el cual se generara la programación</text:span></text:p>
      <text:p text:style-name="P69"><text:span text:style-name="T70"><text:tab/></text:span><text:span text:style-name="T71">@prm_Accion</text:span><text:span text:style-name="T72"><text:s/></text:span><text:span text:style-name="T73">varchar</text:span><text:span text:style-name="T74">(</text:span><text:span text:style-name="T75">20</text:span><text:span text:style-name="T76">),</text:span><text:span text:style-name="T77"><text:tab/></text:span><text:span text:style-name="T78"><text:tab/></text:span><text:span text:style-name="T79"><text:tab/></text:span><text:span text:style-name="T80">--Indica el Origen de las Ordenes a Programar [‘PROGRAMACION’ cuando se va hacer una nueva]</text:span></text:p>
      <text:p text:style-name="P81"><text:span text:style-name="T82"><text:tab/></text:span><text:span text:style-name="T83"><text:tab/></text:span><text:span text:style-name="T84"><text:tab/></text:span><text:span text:style-name="T85"><text:tab/></text:span><text:span text:style-name="T86"><text:tab/><text:s text:c="20"/>[‘REPROGRAMACION’ cuando se va a programar ordenes de una programación existente]</text:span></text:p>
      <text:p text:style-name="P87"><text:span text:style-name="T88"><text:tab/></text:span><text:span text:style-name="T89">@prm_CreadoPor</text:span><text:span text:style-name="T90"><text:s/></text:span><text:span text:style-name="T91">varchar</text:span><text:span text:style-name="T92">(</text:span><text:span text:style-name="T93">30</text:span><text:span text:style-name="T94">)</text:span><text:span text:style-name="T95"><text:tab/></text:span><text:span text:style-name="T96"><text:tab/></text:span><text:span text:style-name="T97">--Identifica el usuario <text:s/>que creo la programación</text:span></text:p>
      <text:p text:style-name="P98"/>
      <text:p text:style-name="P99"/>
      <text:p text:style-name="P100"/>
      <text:p text:style-name="P101">------------------------------------------- VARIABLES<text:s/>LOCALES<text:s/>DE VERIFICACION --------------------------------------------<text:tab/></text:p>
      <text:p text:style-name="P102"><text:tab/></text:p>
      <text:p text:style-name="P103"><text:span text:style-name="T104">DECLARE</text:span><text:span text:style-name="T105"><text:s/></text:span><text:span text:style-name="T106">@i</text:span><text:span text:style-name="T107"><text:s/></text:span><text:span text:style-name="T108">numeric</text:span><text:span text:style-name="T109">(</text:span><text:span text:style-name="T110">10</text:span><text:span text:style-name="T111">,</text:span><text:span text:style-name="T112">2</text:span><text:span text:style-name="T113">)</text:span><text:span text:style-name="T114"><text:tab/></text:span><text:span text:style-name="T115"><text:tab/></text:span><text:span text:style-name="T116"><text:tab/></text:span><text:span text:style-name="T117">--Recorre el total del tiempo de la (orden/item) en base a (100)</text:span></text:p>
      <text:p text:style-name="P118"/>
      <text:p text:style-name="P119"><text:span text:style-name="T120"><text:tab/></text:span><text:span text:style-name="T121">DECLARE</text:span><text:span text:style-name="T122"><text:s/></text:span><text:span text:style-name="T123">@TotalDiaHrs</text:span><text:span text:style-name="T124"><text:s/></text:span><text:span text:style-name="T125">decimal</text:span><text:span text:style-name="T126">(</text:span><text:span text:style-name="T127">12</text:span><text:span text:style-name="T128">,</text:span><text:span text:style-name="T129">2</text:span><text:span text:style-name="T130">)</text:span><text:span text:style-name="T131"><text:tab/></text:span><text:span text:style-name="T132">--Límite del día según el horario de trabajo</text:span></text:p>
      <text:p text:style-name="P133"><text:span text:style-name="T134"><text:tab/></text:span><text:span text:style-name="T135">DECLARE</text:span><text:span text:style-name="T136"><text:s/></text:span><text:span text:style-name="T137">@AcumAsingDiaHrs</text:span><text:span text:style-name="T138"><text:s/></text:span><text:span text:style-name="T139">decimal</text:span><text:span text:style-name="T140">(</text:span><text:span text:style-name="T141">12</text:span><text:span text:style-name="T142">,</text:span><text:span text:style-name="T143">2</text:span><text:span text:style-name="T144">)</text:span><text:span text:style-name="T145"><text:tab/></text:span><text:span text:style-name="T146">--Acumulador de 0-limite para completar un día, según el horario de trabajo</text:span></text:p>
      <text:p text:style-name="P147"/>
      <text:p text:style-name="P148"><text:span text:style-name="T149"><text:tab/></text:span><text:span text:style-name="T150">DECLARE</text:span><text:span text:style-name="T151"><text:s/></text:span><text:span text:style-name="T152">@TotalTurnoHrs</text:span><text:span text:style-name="T153"><text:s/></text:span><text:span text:style-name="T154">decimal</text:span><text:span text:style-name="T155">(</text:span><text:span text:style-name="T156">12</text:span><text:span text:style-name="T157">,</text:span><text:span text:style-name="T158">2</text:span><text:span text:style-name="T159">)</text:span><text:span text:style-name="T160"><text:tab/></text:span><text:span text:style-name="T161">--Limite del Turno según horario de trabajo</text:span></text:p>
      <text:p text:style-name="P162"><text:span text:style-name="T163"><text:tab/></text:span><text:span text:style-name="T164">DECLARE</text:span><text:span text:style-name="T165"><text:s/></text:span><text:span text:style-name="T166">@AcumAsingTurnoHrs</text:span><text:span text:style-name="T167"><text:s/></text:span><text:span text:style-name="T168">decimal</text:span><text:span text:style-name="T169">(</text:span><text:span text:style-name="T170">12</text:span><text:span text:style-name="T171">,</text:span><text:span text:style-name="T172">2</text:span><text:span text:style-name="T173">)</text:span><text:span text:style-name="T174">--Acumulador para completar un turno 0-Limite<text:s/></text:span></text:p>
      <text:p text:style-name="P175"><text:tab/></text:p>
      <text:p text:style-name="P176"><text:tab/>------------------------------------------- VARIABLES<text:s/>LOCALES<text:s/>DE ASIGNACION--- -------------------------------------------<text:tab/></text:p>
      <text:p text:style-name="P177"/>
      <text:p text:style-name="P178"><text:span text:style-name="T179"><text:tab/></text:span><text:span text:style-name="T180">DECLARE</text:span><text:span text:style-name="T181"><text:s/></text:span><text:span text:style-name="T182">@i_Item</text:span><text:span text:style-name="T183"><text:tab/></text:span><text:span text:style-name="T184">int</text:span><text:span text:style-name="T185"><text:tab/></text:span><text:span text:style-name="T186"><text:tab/></text:span><text:span text:style-name="T187"><text:tab/></text:span><text:span text:style-name="T188">--Indica el número de orden de línea (ítem) en la Programación<text:s/></text:span></text:p>
      <text:p text:style-name="P189"><text:span text:style-name="T190"><text:tab/></text:span><text:span text:style-name="T191">DECLARE</text:span><text:span text:style-name="T192"><text:s/></text:span><text:span text:style-name="T193">@i_Item_Order_line</text:span><text:span text:style-name="T194"><text:s/></text:span><text:span text:style-name="T195">smallint</text:span><text:span text:style-name="T196"><text:tab/></text:span><text:span text:style-name="T197">-Indica el número de Item en que se fragmenta una Orden de Producción<text:s/></text:span></text:p>
      <text:p text:style-name="P198"><text:span text:style-name="T199"><text:tab/></text:span><text:span text:style-name="T200">DECLARE</text:span><text:span text:style-name="T201"><text:s/></text:span><text:span text:style-name="T202">@AsingOrdenHrs</text:span><text:span text:style-name="T203"><text:s/></text:span><text:span text:style-name="T204">decimal</text:span><text:span text:style-name="T205">(</text:span><text:span text:style-name="T206">12</text:span><text:span text:style-name="T207">,</text:span><text:span text:style-name="T208">2</text:span><text:span text:style-name="T209">)</text:span><text:span text:style-name="T210"><text:s text:c="4"/></text:span><text:span text:style-name="T211">--Indica el total de hrs asignadas a un Ítem de la Orden</text:span></text:p>
      <text:p text:style-name="P212"><text:span text:style-name="T213"><text:tab/></text:span><text:span text:style-name="T214">DECLARE</text:span><text:span text:style-name="T215"><text:s/></text:span><text:span text:style-name="T216">@FechaPrg</text:span><text:span text:style-name="T217"><text:s/></text:span><text:span text:style-name="T218">date</text:span><text:span text:style-name="T219"><text:tab/></text:span><text:span text:style-name="T220"><text:tab/></text:span><text:span text:style-name="T221"><text:tab/></text:span><text:span text:style-name="T222">--Identifica la fecha del ítem<text:s/></text:span></text:p>
      <text:p text:style-name="P223"><text:span text:style-name="T224"><text:tab/></text:span><text:span text:style-name="T225">DECLARE</text:span><text:span text:style-name="T226"><text:s/></text:span><text:span text:style-name="T227">@AcumDias</text:span><text:span text:style-name="T228"><text:tab/></text:span><text:span text:style-name="T229">int</text:span><text:span text:style-name="T230"><text:s/></text:span><text:span text:style-name="T231"><text:tab/></text:span><text:span text:style-name="T232"><text:tab/></text:span><text:span text:style-name="T233">-</text:span><text:span text:style-name="T234">-Acumula los dias Asignados en la Programacion</text:span></text:p>
      <text:p text:style-name="P235"><text:tab/></text:p>
      <text:p text:style-name="P236"><text:tab/>------------------------------------------- VARIABLES<text:s/>LOCALES<text:s/>DEL HORARIO DE TRABAJO ---------------------------------------<text:tab/></text:p>
      <text:p text:style-name="P237"><text:span text:style-name="T238">DECLARE</text:span><text:span text:style-name="T239"><text:s/></text:span><text:span text:style-name="T240">@Turno</text:span><text:span text:style-name="T241"><text:s/></text:span><text:span text:style-name="T242">varchar</text:span><text:span text:style-name="T243">(</text:span><text:span text:style-name="T244">2</text:span><text:span text:style-name="T245">)</text:span><text:span text:style-name="T246"><text:tab/></text:span><text:span text:style-name="T247"><text:tab/></text:span><text:span text:style-name="T248">--Identifica el Turno<text:s/></text:span></text:p>
      <text:p text:style-name="P249"><text:span text:style-name="T250"><text:tab/></text:span><text:span text:style-name="T251">Declare</text:span><text:span text:style-name="T252"><text:s/></text:span><text:span text:style-name="T253">@TipoTiempo</text:span><text:span text:style-name="T254"><text:s/></text:span><text:span text:style-name="T255">smallint</text:span><text:span text:style-name="T256"><text:tab/></text:span><text:span text:style-name="T257"><text:tab/></text:span><text:span text:style-name="T258">--Sirver para difenrenciar el tipo de tiempo de produccion vrs recesos en los diferentes turnos</text:span></text:p>
      <text:p text:style-name="P259"><text:span text:style-name="T260"><text:tab/></text:span><text:span text:style-name="T261">Declare</text:span><text:span text:style-name="T262"><text:s/></text:span><text:span text:style-name="T263">@Num_Secuencia</text:span><text:span text:style-name="T264"><text:s/></text:span><text:span text:style-name="T265">smallint</text:span><text:span text:style-name="T266"><text:tab/></text:span><text:span text:style-name="T267"><text:tab/></text:span><text:span text:style-name="T268">--Obtiene el numero de Lectura del registro que identifica la informacion del turno</text:span></text:p>
      <text:p text:style-name="P269"><text:span text:style-name="T270"><text:tab/></text:span><text:span text:style-name="T271">Declare</text:span><text:span text:style-name="T272"><text:s/></text:span><text:span text:style-name="T273">@Max_Secuencia</text:span><text:span text:style-name="T274"><text:s/></text:span><text:span text:style-name="T275">smallint</text:span><text:span text:style-name="T276"><text:tab/></text:span><text:span text:style-name="T277"><text:tab/></text:span><text:span text:style-name="T278">--Indentifica el ultimo turno del ciclo de dia segun el horario de trabajo <text:s/></text:span></text:p>
      <text:p text:style-name="P279"><text:span text:style-name="T280"><text:tab/></text:span><text:span text:style-name="T281">Declare</text:span><text:span text:style-name="T282"><text:s/></text:span><text:span text:style-name="T283">@HoraCicloDia</text:span><text:span text:style-name="T284"><text:s/></text:span><text:span text:style-name="T285">time</text:span><text:span text:style-name="T286"><text:tab/></text:span><text:span text:style-name="T287"><text:tab/></text:span><text:span text:style-name="T288">--Obtiene la Hora del CicloDia para calcular las fechas de inicio y final de cada Item</text:span></text:p>
      <text:p text:style-name="P289"><text:span text:style-name="T290"><text:tab/></text:span><text:span text:style-name="T291">Declare</text:span><text:span text:style-name="T292"><text:s/></text:span><text:span text:style-name="T293">@Desc_Tiempo</text:span><text:span text:style-name="T294"><text:s/></text:span><text:span text:style-name="T295">varchar</text:span><text:span text:style-name="T296">(</text:span><text:span text:style-name="T297">50</text:span><text:span text:style-name="T298">)</text:span><text:span text:style-name="T299"><text:tab/></text:span><text:span text:style-name="T300"><text:tab/></text:span><text:span text:style-name="T301">--Obtiene <text:s/>la Descripcion del tiempo del Turno</text:span></text:p>
      <text:p text:style-name="P302"/>
      <text:p text:style-name="P303"/>
      <text:p text:style-name="P304"><text:tab/></text:p>
      <text:p text:style-name="P305">-------------------------------------------<text:s/>INICIALIZACION DE VARIABLES -------------------------------------------------------<text:tab/></text:p>
      <text:p text:style-name="P306"/>
      <text:p text:style-name="P307"><text:span text:style-name="T308"><text:tab/></text:span><text:span text:style-name="T309">SET</text:span><text:span text:style-name="T310"><text:s/></text:span><text:span text:style-name="T311">@FechaPrg</text:span><text:span text:style-name="T312"><text:s/></text:span><text:span text:style-name="T313">=</text:span><text:span text:style-name="T314"><text:s/></text:span><text:span text:style-name="T315">@prm_FechaInicioPrg</text:span></text:p>
      <text:p text:style-name="P316"><text:span text:style-name="T317"><text:tab/></text:span><text:span text:style-name="T318">SET</text:span><text:span text:style-name="T319"><text:s/></text:span><text:span text:style-name="T320">@i_Item</text:span><text:span text:style-name="T321"><text:s/></text:span><text:span text:style-name="T322">=</text:span><text:span text:style-name="T323"><text:s/>0</text:span></text:p>
      <text:p text:style-name="P324"><text:span text:style-name="T325"><text:tab/></text:span><text:span text:style-name="T326">SET</text:span><text:span text:style-name="T327"><text:s/></text:span><text:span text:style-name="T328">@i_Item_Order_line</text:span><text:span text:style-name="T329"><text:s/></text:span><text:span text:style-name="T330">=</text:span><text:span text:style-name="T331"><text:s/>0</text:span></text:p>
      <text:p text:style-name="P332"><text:span text:style-name="T333"><text:tab/></text:span><text:span text:style-name="T334">Set</text:span><text:span text:style-name="T335"><text:s/></text:span><text:span text:style-name="T336">@AcumDias</text:span><text:span text:style-name="T337"><text:s/></text:span><text:span text:style-name="T338">=</text:span><text:span text:style-name="T339"><text:s/>0</text:span></text:p>
      <text:p text:style-name="P340"><text:tab/></text:p>
      <text:p text:style-name="P341">-------------------------------------------<text:s/>INICIALIZACION DE VARIABLES CON RESPECTO AL HORARIO DE TRABAJO<text:s/>--------------------<text:tab/></text:p>
      <text:p text:style-name="P342"><text:span text:style-name="T343"><text:tab/></text:span><text:span text:style-name="T344">--</text:span><text:span text:style-name="T345">Obtengo la información de cuantas horas al día se van a trabajar y a que horas se da el cambio de fecha</text:span><text:span text:style-name="T346"><text:tab/></text:span><text:span text:style-name="T347"><text:tab/></text:span></text:p>
      <text:p text:style-name="P348"><text:span text:style-name="T349"><text:tab/></text:span><text:span text:style-name="T350">Select</text:span><text:span text:style-name="T351"><text:s/></text:span><text:span text:style-name="T352">@TotalDiaHrs</text:span><text:span text:style-name="T353"><text:s text:c="2"/></text:span><text:span text:style-name="T354">=</text:span><text:span text:style-name="T355"><text:s/></text:span><text:span text:style-name="T356">TotalDiaHrs</text:span><text:span text:style-name="T357">,</text:span><text:span text:style-name="T358"><text:s/></text:span></text:p>
      <text:p text:style-name="P359"><text:span text:style-name="T360"><text:s text:c="7"/></text:span><text:span text:style-name="T361">@HoraCicloDia</text:span><text:span text:style-name="T362"><text:s/></text:span><text:span text:style-name="T363">=</text:span><text:span text:style-name="T364"><text:s/></text:span><text:span text:style-name="T365">THora_CicloDia</text:span></text:p>
      <text:p text:style-name="P366"><text:span text:style-name="T367"><text:tab/></text:span><text:span text:style-name="T368">from</text:span><text:span text:style-name="T369"><text:s/></text:span><text:span text:style-name="T370">HORARIOS_TRABAJO</text:span><text:span text:style-name="T371"><text:s/></text:span><text:span text:style-name="T372">where</text:span><text:span text:style-name="T373"><text:s/></text:span><text:span text:style-name="T374">Horario_TrabajoID</text:span><text:span text:style-name="T375">=</text:span><text:span text:style-name="T376">@prm_Horario_TrabajoID</text:span><text:span text:style-name="T377"><text:s/></text:span><text:span text:style-name="T378">AND</text:span><text:span text:style-name="T379"><text:s/></text:span><text:span text:style-name="T380">Secuencia</text:span><text:span text:style-name="T381">=</text:span><text:span text:style-name="T382">1</text:span></text:p>
      <text:p text:style-name="P383"><text:span text:style-name="T384"><text:tab/></text:span><text:span text:style-name="T385">order</text:span><text:span text:style-name="T386"><text:s/></text:span><text:span text:style-name="T387">by</text:span><text:span text:style-name="T388"><text:s/></text:span><text:span text:style-name="T389">Secuencia</text:span><text:span text:style-name="T390"><text:s/></text:span><text:span text:style-name="T391">asc</text:span></text:p>
      <text:p text:style-name="P392"/>
      <text:p text:style-name="P393"><text:span text:style-name="T394"><text:tab/></text:span><text:span text:style-name="T395">--Obtengo el ultimo numero de secuencia para poder inciar el ciclo de trabajo nuevamente</text:span></text:p>
      <text:p text:style-name="P396"><text:span text:style-name="T397"><text:tab/></text:span><text:span text:style-name="T398">SELECT</text:span><text:span text:style-name="T399"><text:s/></text:span><text:span text:style-name="T400">@Max_Secuencia</text:span><text:span text:style-name="T401">=</text:span><text:span text:style-name="T402">MAX</text:span><text:span text:style-name="T403">(</text:span><text:span text:style-name="T404">Secuencia</text:span><text:span text:style-name="T405">)</text:span><text:span text:style-name="T406"><text:s/></text:span><text:span text:style-name="T407">from</text:span><text:span text:style-name="T408"><text:s/></text:span><text:span text:style-name="T409">HORARIOS_TRABAJO</text:span><text:span text:style-name="T410"><text:s/></text:span><text:span text:style-name="T411">where</text:span><text:span text:style-name="T412"><text:s/></text:span><text:span text:style-name="T413">Horario_TrabajoID</text:span><text:span text:style-name="T414">=</text:span><text:span text:style-name="T415">@prm_Horario_TrabajoID</text:span></text:p>
      <text:soft-page-break/>
      <text:p text:style-name="P416"><text:tab/></text:p>
      <text:p text:style-name="P417"><text:span text:style-name="T418"><text:tab/></text:span><text:span text:style-name="T419">--Esta funcion me devulve la hora base_100 a partir de la cual se iniciara la programacion</text:span></text:p>
      <text:p text:style-name="P420"><text:span text:style-name="T421"><text:tab/></text:span><text:span text:style-name="T422">--si devulve nulo, quiere decir que la hora esta fuera del horario de trabajo<text:s/></text:span></text:p>
      <text:p text:style-name="P423"><text:span text:style-name="T424"><text:tab/></text:span><text:span text:style-name="T425">SELECT</text:span><text:span text:style-name="T426"><text:s/></text:span><text:span text:style-name="T427">@AcumAsingDiaHrs</text:span><text:span text:style-name="T428"><text:s/></text:span><text:span text:style-name="T429">=</text:span><text:span text:style-name="T430"><text:s/></text:span><text:span text:style-name="T431">DBO</text:span><text:span text:style-name="T432">.</text:span><text:span text:style-name="T433">INICIO_DIA</text:span><text:span text:style-name="T434">(</text:span><text:span text:style-name="T435">@prm_HoraInicio</text:span><text:span text:style-name="T436">,</text:span><text:span text:style-name="T437"><text:s/></text:span><text:span text:style-name="T438">@prm_Horario_TrabajoID</text:span><text:span text:style-name="T439">)</text:span><text:span text:style-name="T440"><text:s/></text:span></text:p>
      <text:p text:style-name="P441"/>
      <text:p text:style-name="P442"><text:span text:style-name="T443"><text:tab/></text:span><text:span text:style-name="T444">--Obtengo la informacion del turno con el cual voy a inciar la programacion<text:s/></text:span></text:p>
      <text:p text:style-name="P445"><text:span text:style-name="T446"><text:tab/></text:span><text:span text:style-name="T447">SELECT</text:span><text:span text:style-name="T448"><text:s/></text:span><text:span text:style-name="T449">@Turno</text:span><text:span text:style-name="T450">=</text:span><text:span text:style-name="T451">Turno</text:span><text:span text:style-name="T452">,</text:span><text:span text:style-name="T453"><text:s/></text:span></text:p>
      <text:p text:style-name="P454"><text:span text:style-name="T455"><text:tab/></text:span><text:span text:style-name="T456"><text:tab/><text:s text:c="3"/></text:span><text:span text:style-name="T457">@TipoTiempo</text:span><text:span text:style-name="T458">=</text:span><text:span text:style-name="T459">TipoTiempo</text:span><text:span text:style-name="T460">,</text:span><text:span text:style-name="T461"><text:s/></text:span></text:p>
      <text:p text:style-name="P462"><text:span text:style-name="T463"><text:tab/></text:span><text:span text:style-name="T464"><text:tab/><text:s text:c="3"/></text:span><text:span text:style-name="T465">@Desc_Tiempo</text:span><text:span text:style-name="T466"><text:s/></text:span><text:span text:style-name="T467">=</text:span><text:span text:style-name="T468"><text:s/></text:span><text:span text:style-name="T469">Descripcion</text:span><text:span text:style-name="T470">,</text:span></text:p>
      <text:p text:style-name="P471"><text:span text:style-name="T472"><text:tab/></text:span><text:span text:style-name="T473"><text:tab/><text:s text:c="3"/></text:span><text:span text:style-name="T474">@TotalTurnoHrs</text:span><text:span text:style-name="T475">=</text:span><text:span text:style-name="T476">TotalTurnoHrs</text:span><text:span text:style-name="T477">,</text:span></text:p>
      <text:p text:style-name="P478"><text:span text:style-name="T479"><text:tab/></text:span><text:span text:style-name="T480"><text:tab/><text:s text:c="3"/></text:span><text:span text:style-name="T481">@AcumAsingTurnoHrs</text:span><text:span text:style-name="T482">=((</text:span><text:span text:style-name="T483">TInicio_b100</text:span><text:span text:style-name="T484">-</text:span><text:span text:style-name="T485">@AcumAsingDiaHrs</text:span><text:span text:style-name="T486">)*-</text:span><text:span text:style-name="T487">1</text:span><text:span text:style-name="T488">),</text:span><text:span text:style-name="T489"><text:s/></text:span></text:p>
      <text:p text:style-name="P490"><text:span text:style-name="T491"><text:tab/></text:span><text:span text:style-name="T492"><text:tab/><text:s text:c="3"/></text:span><text:span text:style-name="T493">@Num_Secuencia</text:span><text:span text:style-name="T494">=</text:span><text:span text:style-name="T495">Secuencia</text:span></text:p>
      <text:p text:style-name="P496"><text:span text:style-name="T497"><text:tab/></text:span><text:span text:style-name="T498">from</text:span><text:span text:style-name="T499"><text:s/></text:span><text:span text:style-name="T500">HORARIOS_TRABAJO</text:span><text:span text:style-name="T501"><text:s/></text:span><text:span text:style-name="T502">where</text:span><text:span text:style-name="T503"><text:s/></text:span><text:span text:style-name="T504">Horario_TrabajoID</text:span><text:span text:style-name="T505">=</text:span><text:span text:style-name="T506">@prm_Horario_TrabajoID</text:span></text:p>
      <text:p text:style-name="P507"><text:span text:style-name="T508"><text:tab/></text:span><text:span text:style-name="T509">AND</text:span><text:span text:style-name="T510"><text:s/></text:span><text:span text:style-name="T511">TFinal_b100</text:span><text:span text:style-name="T512"><text:s/></text:span><text:span text:style-name="T513">&gt;</text:span><text:span text:style-name="T514"><text:s/></text:span><text:span text:style-name="T515">@AcumAsingDiaHrs</text:span><text:span text:style-name="T516"><text:s/></text:span><text:span text:style-name="T517">AND</text:span><text:span text:style-name="T518"><text:s text:c="2"/></text:span><text:span text:style-name="T519">TInicio_b100</text:span><text:span text:style-name="T520"><text:s/></text:span><text:span text:style-name="T521">&lt;=</text:span><text:span text:style-name="T522"><text:s/></text:span><text:span text:style-name="T523">@AcumAsingDiaHrs</text:span></text:p>
      <text:p text:style-name="P524"/>
      <text:p text:style-name="P525"/>
      <text:p text:style-name="P526"/>
      <text:p text:style-name="P527">----------------------------------------------------------------------------------------------------------------------------------------------------------</text:p>
      <text:p text:style-name="P528">--------------------------<text:s/><text:s text:c="9"/>ALGORITMO DE PROGRAMACION DE ÓRDENES DE TRABAJO SEGÚN HORARIOS DE TRABAJO<text:s text:c="22"/>-----------------------</text:p>
      <text:p text:style-name="P529">----------------------------------------------------------------------------------------------------------------------------------------------------------</text:p>
      <text:p text:style-name="P530"/>
      <text:p text:style-name="P531"><text:span text:style-name="T532">INICIO</text:span></text:p>
      <text:p text:style-name="P533"/>
      <text:list text:style-name="LFO1" text:continue-numbering="true">
        <text:list-item>
          <text:p text:style-name="P534"><text:span text:style-name="T535">Creo</text:span><text:span text:style-name="T536"><text:s/></text:span><text:span text:style-name="T537">las</text:span><text:span text:style-name="T538"><text:s/></text:span><text:span text:style-name="T539">variables</text:span><text:span text:style-name="T540"><text:s/></text:span><text:span text:style-name="T541">que</text:span><text:span text:style-name="T542"><text:s/></text:span><text:span text:style-name="T543">usara</text:span><text:span text:style-name="T544"><text:s/></text:span><text:span text:style-name="T545">el</text:span><text:span text:style-name="T546"><text:s/></text:span><text:span text:style-name="T547">cursor<text:s/></text:span></text:p>
        </text:list-item>
      </text:list>
      <text:p text:style-name="P548"><text:span text:style-name="T549">(</text:span><text:span text:style-name="T550">crs_ITEM</text:span><text:span text:style-name="T551">,</text:span><text:span text:style-name="T552"><text:s/></text:span><text:span text:style-name="T553">crs_TIPO_ITEM</text:span><text:span text:style-name="T554">,</text:span><text:span text:style-name="T555"><text:s/></text:span><text:span text:style-name="T556">crs_ORDEN</text:span><text:span text:style-name="T557">,</text:span><text:span text:style-name="T558"><text:s/></text:span><text:span text:style-name="T559">crs_TURNO</text:span><text:span text:style-name="T560">,</text:span><text:span text:style-name="T561"><text:s/></text:span><text:span text:style-name="T562">crs_LIBRAS</text:span><text:span text:style-name="T563">,</text:span><text:span text:style-name="T564"><text:s/></text:span><text:span text:style-name="T565">crs_VELOCIDAD</text:span><text:span text:style-name="T566">,</text:span><text:span text:style-name="T567"><text:s/></text:span><text:span text:style-name="T568">crs_HORAS_TRABAJO</text:span><text:span text:style-name="T569">)</text:span></text:p>
      <text:list text:style-name="LFO1" text:continue-numbering="true">
        <text:list-item>
          <text:p text:style-name="P570"><text:span text:style-name="T571">Creo</text:span><text:span text:style-name="T572"><text:s/></text:span><text:span text:style-name="T573">un</text:span><text:span text:style-name="T574"><text:s/></text:span><text:span text:style-name="T575">cursor</text:span><text:span text:style-name="T576"><text:s/></text:span><text:span text:style-name="T577">“</text:span><text:span text:style-name="T578">CRS_WORKO_RDER</text:span><text:span text:style-name="T579">”</text:span><text:span text:style-name="T580"><text:s/></text:span><text:span text:style-name="T581">que</text:span><text:span text:style-name="T582"><text:s/></text:span><text:span text:style-name="T583">decidirá</text:span><text:span text:style-name="T584"><text:s/></text:span><text:span text:style-name="T585">de</text:span><text:span text:style-name="T586"><text:s/></text:span><text:span text:style-name="T587">donde</text:span><text:span text:style-name="T588"><text:s/></text:span><text:span text:style-name="T589">cargara</text:span><text:span text:style-name="T590"><text:s/></text:span><text:span text:style-name="T591">las</text:span><text:span text:style-name="T592"><text:s/></text:span><text:span text:style-name="T593">ordenes</text:span><text:span text:style-name="T594"><text:s/></text:span></text:p>
        </text:list-item>
      </text:list>
      <text:p text:style-name="P595"><text:span text:style-name="T596">[según el parámetro de entrada “prm_Accion”. Si se trata<text:s/></text:span><text:span text:style-name="T597"><text:tab/>Programacion cargara las órdenes de la tabla “TEMP_ORDER”. Si es una re-Programacion será dela tabla “TEMP_ITEM”]</text:span></text:p>
      <text:p text:style-name="P598"><text:span text:style-name="T599"><text:tab/>3</text:span><text:span text:style-name="T600">-</text:span><text:span text:style-name="T601">Abro</text:span><text:span text:style-name="T602"><text:s/></text:span><text:span text:style-name="T603">el</text:span><text:span text:style-name="T604"><text:s/></text:span><text:span text:style-name="T605">Cursor</text:span><text:span text:style-name="T606"><text:s/></text:span><text:span text:style-name="T607">y</text:span><text:span text:style-name="T608"><text:s/></text:span><text:span text:style-name="T609">Ejecuto</text:span><text:span text:style-name="T610"><text:s/></text:span><text:span text:style-name="T611">la</text:span><text:span text:style-name="T612"><text:s/></text:span><text:span text:style-name="T613">lectura</text:span><text:span text:style-name="T614"><text:s/></text:span><text:span text:style-name="T615">del</text:span><text:span text:style-name="T616"><text:s/></text:span><text:span text:style-name="T617">Primer</text:span><text:span text:style-name="T618"><text:s/></text:span><text:span text:style-name="T619">Registro</text:span><text:span text:style-name="T620">.</text:span><text:span text:style-name="T621"><text:s text:c="3"/></text:span></text:p>
      <text:p text:style-name="P622"><text:span text:style-name="T623"><text:tab/></text:span><text:span text:style-name="T624"><text:tab/>3</text:span><text:span text:style-name="T625">-</text:span><text:span text:style-name="T626">1<text:s/></text:span><text:span text:style-name="T627">Inicializo</text:span><text:span text:style-name="T628"><text:s text:c="2"/></text:span><text:span text:style-name="T629">“</text:span><text:span text:style-name="T630">@AsingOrdenHrs</text:span><text:span text:style-name="T631">=</text:span><text:span text:style-name="T632">0</text:span><text:span text:style-name="T633">”</text:span></text:p>
      <text:p text:style-name="P634"><text:span text:style-name="T635"><text:tab/></text:span><text:span text:style-name="T636"><text:tab/>3</text:span><text:span text:style-name="T637">-</text:span><text:span text:style-name="T638">2<text:s/></text:span><text:span text:style-name="T639">Inicializo</text:span><text:span text:style-name="T640"><text:s/></text:span><text:span text:style-name="T641">“</text:span><text:span text:style-name="T642">@i</text:span><text:span text:style-name="T643">=</text:span><text:span text:style-name="T644">0</text:span><text:span text:style-name="T645">”</text:span><text:span text:style-name="T646"><text:s/></text:span></text:p>
      <text:p text:style-name="P647"><text:span text:style-name="T648"><text:tab/></text:span><text:span text:style-name="T649"><text:tab/>3</text:span><text:span text:style-name="T650">-</text:span><text:span text:style-name="T651">3<text:s/></text:span><text:span text:style-name="T652">Inicializo</text:span><text:span text:style-name="T653"><text:s/></text:span><text:span text:style-name="T654">“</text:span><text:span text:style-name="T655">@i_Item_Order_line</text:span><text:span text:style-name="T656">=</text:span><text:span text:style-name="T657">0</text:span><text:span text:style-name="T658">”</text:span><text:span text:style-name="T659"><text:s/></text:span></text:p>
      <text:p text:style-name="P660"><text:span text:style-name="T661"><text:tab/></text:span><text:span text:style-name="T662"><text:tab/>3</text:span><text:span text:style-name="T663">-</text:span><text:span text:style-name="T664">4<text:s/></text:span><text:span text:style-name="T665">Verifico</text:span><text:span text:style-name="T666"><text:s/></text:span><text:span text:style-name="T667">si</text:span><text:span text:style-name="T668"><text:s/></text:span><text:span text:style-name="T669">“</text:span><text:span text:style-name="T670">crs_TURNO</text:span><text:span text:style-name="T671"><text:s/></text:span><text:span text:style-name="T672">=</text:span><text:span text:style-name="T673"><text:s/></text:span><text:span text:style-name="T674">null</text:span><text:span text:style-name="T675">”</text:span><text:span text:style-name="T676"><text:s/></text:span></text:p>
      <text:p text:style-name="P677"><text:span text:style-name="T678"><text:tab/></text:span><text:span text:style-name="T679"><text:tab/><text:s/></text:span><text:span text:style-name="T680">SI</text:span><text:span text:style-name="T681">-(</text:span><text:span text:style-name="T682">es</text:span><text:span text:style-name="T683"><text:s/></text:span><text:span text:style-name="T684">por</text:span><text:span text:style-name="T685"><text:s/></text:span><text:span text:style-name="T686">que</text:span><text:span text:style-name="T687"><text:s/></text:span><text:span text:style-name="T688">hay</text:span><text:span text:style-name="T689"><text:s/></text:span><text:span text:style-name="T690">programar</text:span><text:span text:style-name="T691"><text:s/></text:span><text:span text:style-name="T692">la</text:span><text:span text:style-name="T693"><text:s/></text:span><text:span text:style-name="T694">Orden</text:span><text:span text:style-name="T695"><text:s/></text:span><text:span text:style-name="T696">que</text:span><text:span text:style-name="T697"><text:s/></text:span><text:span text:style-name="T698">esta</text:span><text:span text:style-name="T699"><text:s/></text:span><text:span text:style-name="T700">leyendo</text:span><text:span text:style-name="T701"><text:s/></text:span><text:span text:style-name="T702">el</text:span><text:span text:style-name="T703"><text:s/></text:span><text:span text:style-name="T704">cursor</text:span><text:span text:style-name="T705">)</text:span></text:p>
      <text:p text:style-name="P706"><text:tab/><text:tab/><text:tab/></text:p>
      <text:p text:style-name="P707"><text:span text:style-name="T708"><text:tab/></text:span><text:span text:style-name="T709"><text:tab/></text:span><text:span text:style-name="T710"><text:tab/>3</text:span><text:span text:style-name="T711">-</text:span><text:span text:style-name="T712">4<text:s/></text:span><text:span text:style-name="T713">Inicio</text:span><text:span text:style-name="T714"><text:s/></text:span><text:span text:style-name="T715">un</text:span><text:span text:style-name="T716"><text:s/></text:span><text:span text:style-name="T717">Ciclo</text:span><text:span text:style-name="T718"><text:s/></text:span><text:span text:style-name="T719">While</text:span><text:span text:style-name="T720"><text:s/></text:span><text:span text:style-name="T721">que</text:span><text:span text:style-name="T722"><text:s/></text:span><text:span text:style-name="T723">recorra</text:span><text:span text:style-name="T724"><text:s/></text:span><text:span text:style-name="T725">el</text:span><text:span text:style-name="T726"><text:s/></text:span><text:span text:style-name="T727">Tiempo</text:span><text:span text:style-name="T728"><text:s/></text:span><text:span text:style-name="T729">en</text:span><text:span text:style-name="T730"><text:s/></text:span><text:span text:style-name="T731">base</text:span><text:span text:style-name="T732"><text:s/>100</text:span><text:span text:style-name="T733"><text:s/></text:span><text:span text:style-name="T734">(</text:span><text:span text:style-name="T735">“</text:span><text:span text:style-name="T736">@i</text:span><text:span text:style-name="T737"><text:s/></text:span><text:span text:style-name="T738">&lt;</text:span><text:span text:style-name="T739"><text:s/></text:span><text:span text:style-name="T740">crs_HORAS_TRABAJO</text:span><text:span text:style-name="T741"><text:s/></text:span><text:span text:style-name="T742">*</text:span><text:span text:style-name="T743"><text:s/>100</text:span><text:span text:style-name="T744">”</text:span><text:span text:style-name="T745">)</text:span></text:p>
      <text:p text:style-name="P746"><text:span text:style-name="T747"><text:tab/></text:span><text:span text:style-name="T748"><text:tab/></text:span><text:span text:style-name="T749"><text:tab/></text:span><text:span text:style-name="T750"><text:tab/>3</text:span><text:span text:style-name="T751">-</text:span><text:span text:style-name="T752">4</text:span><text:span text:style-name="T753">-</text:span><text:span text:style-name="T754">1<text:s/></text:span><text:span text:style-name="T755">Verifico</text:span><text:span text:style-name="T756"><text:s/></text:span><text:span text:style-name="T757">si</text:span><text:span text:style-name="T758"><text:s/></text:span><text:span text:style-name="T759">el</text:span><text:span text:style-name="T760"><text:s/></text:span><text:span text:style-name="T761">tiempo</text:span><text:span text:style-name="T762"><text:s/></text:span><text:span text:style-name="T763">del</text:span><text:span text:style-name="T764"><text:s/></text:span><text:span text:style-name="T765">turno</text:span><text:span text:style-name="T766"><text:s/></text:span><text:span text:style-name="T767">es</text:span><text:span text:style-name="T768"><text:s/></text:span><text:span text:style-name="T769">un</text:span><text:span text:style-name="T770"><text:s/></text:span><text:span text:style-name="T771">Receso</text:span><text:span text:style-name="T772"><text:s/></text:span><text:span text:style-name="T773">dentro</text:span><text:span text:style-name="T774"><text:s/></text:span><text:span text:style-name="T775">del</text:span><text:span text:style-name="T776"><text:s/></text:span><text:span text:style-name="T777">horario</text:span><text:span text:style-name="T778"><text:s/></text:span><text:span text:style-name="T779">de</text:span><text:span text:style-name="T780"><text:s/></text:span><text:span text:style-name="T781">Produccion</text:span><text:span text:style-name="T782"><text:s/></text:span><text:span text:style-name="T783">(</text:span><text:span text:style-name="T784">“</text:span><text:span text:style-name="T785">crs_TIPO_ITEM</text:span><text:span text:style-name="T786">=</text:span><text:span text:style-name="T787">1<text:s/></text:span><text:span text:style-name="T788">AND</text:span><text:span text:style-name="T789"><text:s text:c="2"/></text:span><text:span text:style-name="T790">@TipoTiempo</text:span><text:span text:style-name="T791">=</text:span><text:span text:style-name="T792">2</text:span><text:span text:style-name="T793">”</text:span><text:span text:style-name="T794">)</text:span></text:p>
      <text:p text:style-name="P795"><text:span text:style-name="T796"><text:tab/></text:span><text:span text:style-name="T797"><text:tab/></text:span><text:span text:style-name="T798"><text:tab/></text:span><text:span text:style-name="T799"><text:tab/><text:s text:c="2"/></text:span><text:span text:style-name="T800">SI</text:span><text:span text:style-name="T801">-</text:span></text:p>
      <text:p text:style-name="P802"><text:span text:style-name="T803"><text:tab/></text:span><text:span text:style-name="T804"><text:tab/></text:span><text:span text:style-name="T805"><text:tab/></text:span><text:span text:style-name="T806"><text:tab/></text:span><text:span text:style-name="T807"><text:tab/></text:span><text:span text:style-name="T808">-</text:span><text:span text:style-name="T809">Se</text:span><text:span text:style-name="T810"><text:s/></text:span><text:span text:style-name="T811">detiene</text:span><text:span text:style-name="T812"><text:s/></text:span><text:span text:style-name="T813">el</text:span><text:span text:style-name="T814"><text:s/></text:span><text:span text:style-name="T815">recorrido</text:span><text:span text:style-name="T816"><text:s/></text:span><text:span text:style-name="T817">del</text:span><text:span text:style-name="T818"><text:s/></text:span><text:span text:style-name="T819">Tiempo</text:span><text:span text:style-name="T820"><text:s text:c="2"/></text:span><text:span text:style-name="T821">“</text:span><text:span text:style-name="T822">@i</text:span><text:span text:style-name="T823">=</text:span><text:span text:style-name="T824">@i</text:span><text:span text:style-name="T825">”</text:span></text:p>
      <text:p text:style-name="P826"><text:span text:style-name="T827"><text:tab/></text:span><text:span text:style-name="T828"><text:tab/></text:span><text:span text:style-name="T829"><text:tab/></text:span><text:span text:style-name="T830"><text:tab/><text:s text:c="2"/></text:span><text:span text:style-name="T831">NO</text:span><text:span text:style-name="T832">-</text:span></text:p>
      <text:p text:style-name="P833"><text:span text:style-name="T834"><text:tab/></text:span><text:span text:style-name="T835"><text:tab/></text:span><text:span text:style-name="T836"><text:tab/></text:span><text:span text:style-name="T837"><text:tab/></text:span><text:span text:style-name="T838"><text:tab/></text:span><text:span text:style-name="T839">-</text:span><text:span text:style-name="T840">El</text:span><text:span text:style-name="T841"><text:s/></text:span><text:span text:style-name="T842">tiempo</text:span><text:span text:style-name="T843"><text:s/></text:span><text:span text:style-name="T844">avanza</text:span><text:span text:style-name="T845"><text:s/></text:span><text:span text:style-name="T846">normalemte</text:span><text:span text:style-name="T847"><text:s/></text:span><text:span text:style-name="T848">“</text:span><text:span text:style-name="T849">@i</text:span><text:span text:style-name="T850">++</text:span><text:span text:style-name="T851">”</text:span></text:p>
      <text:p text:style-name="P852"><text:span text:style-name="T853"><text:tab/></text:span><text:span text:style-name="T854"><text:tab/></text:span><text:span text:style-name="T855"><text:tab/></text:span><text:span text:style-name="T856"><text:tab/><text:s text:c="2"/></text:span><text:span text:style-name="T857">FIN</text:span></text:p>
      <text:p text:style-name="P858"><text:span text:style-name="T859"><text:tab/></text:span><text:span text:style-name="T860"><text:tab/></text:span><text:span text:style-name="T861"><text:tab/></text:span><text:span text:style-name="T862"><text:tab/></text:span><text:span text:style-name="T863">_______________________________________________________________________________________________________________________</text:span></text:p>
      <text:p text:style-name="P864"><text:span text:style-name="T865"><text:tab/></text:span><text:span text:style-name="T866"><text:tab/></text:span><text:span text:style-name="T867"><text:tab/></text:span><text:span text:style-name="T868"><text:tab/></text:span><text:span text:style-name="T869"><text:tab/><text:s text:c="44"/></text:span><text:span text:style-name="T870">SECCION</text:span><text:span text:style-name="T871"><text:s/></text:span><text:span text:style-name="T872">CUANDO</text:span><text:span text:style-name="T873"><text:s/></text:span><text:span text:style-name="T874">SE</text:span><text:span text:style-name="T875"><text:s/></text:span><text:span text:style-name="T876">COMPLETA</text:span><text:span text:style-name="T877"><text:s/></text:span><text:span text:style-name="T878">UN</text:span><text:span text:style-name="T879"><text:s/></text:span><text:span text:style-name="T880">TURNO</text:span><text:span text:style-name="T881"><text:s/></text:span></text:p>
      <text:p text:style-name="P882"><text:span text:style-name="T883"><text:tab/></text:span><text:span text:style-name="T884"><text:tab/></text:span><text:span text:style-name="T885"><text:tab/></text:span><text:span text:style-name="T886"><text:tab/></text:span><text:span text:style-name="T887">_______________________________________________________________________________________________________________________</text:span></text:p>
      <text:p text:style-name="P888"><text:span text:style-name="T889"><text:tab/></text:span><text:span text:style-name="T890"><text:tab/></text:span><text:span text:style-name="T891"><text:tab/></text:span><text:span text:style-name="T892"><text:tab/>3</text:span><text:span text:style-name="T893">-</text:span><text:span text:style-name="T894">4</text:span><text:span text:style-name="T895">-</text:span><text:span text:style-name="T896">2<text:s/></text:span><text:span text:style-name="T897">Verifico</text:span><text:span text:style-name="T898"><text:s/></text:span><text:span text:style-name="T899">si</text:span><text:span text:style-name="T900"><text:s/></text:span><text:span text:style-name="T901">se</text:span><text:span text:style-name="T902"><text:s/></text:span><text:span text:style-name="T903">completo</text:span><text:span text:style-name="T904"><text:s/></text:span><text:span text:style-name="T905">un</text:span><text:span text:style-name="T906"><text:s/></text:span><text:span text:style-name="T907">Turno</text:span><text:span text:style-name="T908"><text:s/></text:span><text:span text:style-name="T909">"@AcumAsingTurnoHrs = @TotalTurnoHrs"</text:span></text:p>
      <text:p text:style-name="P910"><text:span text:style-name="T911"><text:tab/></text:span><text:span text:style-name="T912"><text:tab/></text:span><text:span text:style-name="T913"><text:tab/></text:span><text:span text:style-name="T914"><text:tab/><text:s text:c="2"/></text:span><text:span text:style-name="T915">SI</text:span><text:span text:style-name="T916">-</text:span></text:p>
      <text:p text:style-name="P917"><text:span text:style-name="T918"><text:tab/></text:span><text:span text:style-name="T919"><text:tab/></text:span><text:span text:style-name="T920"><text:tab/></text:span><text:span text:style-name="T921"><text:tab/></text:span><text:span text:style-name="T922"><text:tab/>3</text:span><text:span text:style-name="T923">-</text:span><text:span text:style-name="T924">4</text:span><text:span text:style-name="T925">-</text:span><text:span text:style-name="T926">2<text:s/></text:span><text:span text:style-name="T927">Obtengo</text:span><text:span text:style-name="T928"><text:s/></text:span><text:span text:style-name="T929">la</text:span><text:span text:style-name="T930"><text:s/></text:span><text:span text:style-name="T931">informacion</text:span><text:span text:style-name="T932"><text:s/></text:span><text:span text:style-name="T933">del</text:span><text:span text:style-name="T934"><text:s/></text:span><text:span text:style-name="T935">turno</text:span><text:span text:style-name="T936"><text:s/></text:span><text:span text:style-name="T937">actual</text:span><text:span text:style-name="T938"><text:s/></text:span><text:span text:style-name="T939">(</text:span><text:span text:style-name="T940">Turno</text:span><text:span text:style-name="T941">,</text:span><text:span text:style-name="T942"><text:s/></text:span><text:span text:style-name="T943">TotalHrsSigTurno</text:span><text:span text:style-name="T944">,</text:span><text:span text:style-name="T945"><text:s/></text:span><text:span text:style-name="T946">TipoTiempo</text:span><text:span text:style-name="T947">)</text:span><text:span text:style-name="T948"><text:s/></text:span><text:span text:style-name="T949">Segun</text:span><text:span text:style-name="T950"><text:s/></text:span><text:span text:style-name="T951">el</text:span><text:span text:style-name="T952"><text:s/></text:span><text:span text:style-name="T953">numero</text:span><text:span text:style-name="T954"><text:s/></text:span><text:span text:style-name="T955">de</text:span><text:span text:style-name="T956"><text:s/></text:span><text:span text:style-name="T957">secuencia</text:span><text:span text:style-name="T958"><text:s/></text:span><text:span text:style-name="T959">que</text:span><text:span text:style-name="T960"><text:s/></text:span></text:p>
      <text:p text:style-name="P961"><text:span text:style-name="T962"><text:tab/></text:span><text:span text:style-name="T963"><text:tab/></text:span><text:span text:style-name="T964"><text:tab/></text:span><text:span text:style-name="T965"><text:tab/></text:span><text:span text:style-name="T966"><text:tab/></text:span><text:span text:style-name="T967"><text:tab/></text:span><text:span text:style-name="T968">se</text:span><text:span text:style-name="T969"><text:s/></text:span><text:span text:style-name="T970">este</text:span><text:span text:style-name="T971"><text:s/></text:span><text:span text:style-name="T972">leyendo</text:span><text:span text:style-name="T973"><text:s/></text:span><text:span text:style-name="T974">del</text:span><text:span text:style-name="T975"><text:s/></text:span><text:span text:style-name="T976">horario</text:span><text:span text:style-name="T977"><text:s/></text:span><text:span text:style-name="T978">de</text:span><text:span text:style-name="T979"><text:s/></text:span><text:span text:style-name="T980">Trabajo</text:span><text:span text:style-name="T981"><text:s/></text:span></text:p>
      <text:p text:style-name="P982"><text:span text:style-name="T983"><text:tab/></text:span><text:span text:style-name="T984"><text:tab/></text:span><text:span text:style-name="T985"><text:tab/></text:span><text:span text:style-name="T986"><text:tab/></text:span><text:span text:style-name="T987"><text:tab/>3</text:span><text:span text:style-name="T988">-</text:span><text:span text:style-name="T989">4</text:span><text:span text:style-name="T990">-</text:span><text:span text:style-name="T991">2<text:s/></text:span><text:span text:style-name="T992">Enumero</text:span><text:span text:style-name="T993"><text:s/></text:span><text:span text:style-name="T994">los</text:span><text:span text:style-name="T995"><text:s/></text:span><text:span text:style-name="T996">los</text:span><text:span text:style-name="T997"><text:s/></text:span><text:span text:style-name="T998">Items</text:span><text:span text:style-name="T999"><text:s/></text:span><text:span text:style-name="T1000">de</text:span><text:span text:style-name="T1001"><text:s/></text:span><text:span text:style-name="T1002">las</text:span><text:span text:style-name="T1003"><text:s/></text:span><text:span text:style-name="T1004">Ordenes</text:span><text:span text:style-name="T1005"><text:s/></text:span><text:span text:style-name="T1006">de</text:span><text:span text:style-name="T1007"><text:s/></text:span><text:span text:style-name="T1008">Produccion</text:span><text:span text:style-name="T1009"><text:s/></text:span><text:span text:style-name="T1010">cuando</text:span><text:span text:style-name="T1011"><text:s/></text:span><text:span text:style-name="T1012">se</text:span><text:span text:style-name="T1013"><text:s/></text:span><text:span text:style-name="T1014">son</text:span><text:span text:style-name="T1015"><text:s/></text:span><text:span text:style-name="T1016">de</text:span><text:span text:style-name="T1017"><text:s/></text:span><text:span text:style-name="T1018">una</text:span><text:span text:style-name="T1019"><text:s text:c="2"/></text:span><text:span text:style-name="T1020">"PROGRAMACION "</text:span><text:span text:style-name="T1021">(</text:span><text:span text:style-name="T1022">"@i_Item_Order_line ++"</text:span><text:span text:style-name="T1023">)</text:span></text:p>
      <text:p text:style-name="P1024"><text:span text:style-name="T1025"><text:tab/></text:span><text:span text:style-name="T1026"><text:tab/></text:span><text:span text:style-name="T1027"><text:tab/></text:span><text:span text:style-name="T1028"><text:tab/></text:span><text:span text:style-name="T1029"><text:tab/>3</text:span><text:span text:style-name="T1030">-</text:span><text:span text:style-name="T1031">4</text:span><text:span text:style-name="T1032">-</text:span><text:span text:style-name="T1033">2<text:s/></text:span><text:span text:style-name="T1034">Enumero</text:span><text:span text:style-name="T1035"><text:s/></text:span><text:span text:style-name="T1036">los</text:span><text:span text:style-name="T1037"><text:s/></text:span><text:span text:style-name="T1038">los</text:span><text:span text:style-name="T1039"><text:s/></text:span><text:span text:style-name="T1040">Items</text:span><text:span text:style-name="T1041"><text:s/></text:span><text:span text:style-name="T1042">de</text:span><text:span text:style-name="T1043"><text:s/></text:span><text:span text:style-name="T1044">las</text:span><text:span text:style-name="T1045"><text:s/></text:span><text:span text:style-name="T1046">Ordenes</text:span><text:span text:style-name="T1047"><text:s/></text:span><text:span text:style-name="T1048">de</text:span><text:span text:style-name="T1049"><text:s/></text:span><text:span text:style-name="T1050">Produccion</text:span><text:span text:style-name="T1051"><text:s/></text:span><text:span text:style-name="T1052">cuando</text:span><text:span text:style-name="T1053"><text:s/></text:span><text:span text:style-name="T1054">vienes</text:span><text:span text:style-name="T1055"><text:s/></text:span><text:span text:style-name="T1056">en</text:span><text:span text:style-name="T1057"><text:s/></text:span><text:span text:style-name="T1058">una</text:span><text:span text:style-name="T1059"><text:s/></text:span><text:span text:style-name="T1060">"REPROGRAMACION"</text:span><text:span text:style-name="T1061">(</text:span><text:span text:style-name="T1062">"@i_Item_Order_line ++"</text:span><text:span text:style-name="T1063">)</text:span></text:p>
      <text:p text:style-name="P1064"><text:span text:style-name="T1065"><text:tab/></text:span><text:span text:style-name="T1066"><text:tab/></text:span><text:span text:style-name="T1067"><text:tab/></text:span><text:span text:style-name="T1068"><text:tab/></text:span><text:span text:style-name="T1069"><text:tab/>3</text:span><text:span text:style-name="T1070">-</text:span><text:span text:style-name="T1071">4</text:span><text:span text:style-name="T1072">-</text:span><text:span text:style-name="T1073">2<text:s/></text:span><text:span text:style-name="T1074">Incrento</text:span><text:span text:style-name="T1075"><text:s/></text:span><text:span text:style-name="T1076">el</text:span><text:span text:style-name="T1077"><text:s/></text:span><text:span text:style-name="T1078">Item</text:span><text:span text:style-name="T1079"><text:s/></text:span><text:span text:style-name="T1080">de</text:span><text:span text:style-name="T1081"><text:s/></text:span><text:span text:style-name="T1082">la</text:span><text:span text:style-name="T1083"><text:s/></text:span><text:span text:style-name="T1084">Programacion</text:span><text:span text:style-name="T1085"><text:s/></text:span></text:p>
      <text:p text:style-name="P1086"><text:span text:style-name="T1087"><text:tab/></text:span><text:span text:style-name="T1088"><text:tab/></text:span><text:span text:style-name="T1089"><text:tab/></text:span><text:span text:style-name="T1090"><text:tab/></text:span><text:span text:style-name="T1091"><text:tab/>3</text:span><text:span text:style-name="T1092">-</text:span><text:span text:style-name="T1093">4</text:span><text:span text:style-name="T1094">-</text:span><text:span text:style-name="T1095">2<text:s/></text:span><text:span text:style-name="T1096">Guardo</text:span><text:span text:style-name="T1097"><text:s/></text:span><text:span text:style-name="T1098">el</text:span><text:span text:style-name="T1099"><text:s/></text:span><text:span text:style-name="T1100">Item</text:span><text:span text:style-name="T1101"><text:s/></text:span><text:span text:style-name="T1102">del</text:span><text:span text:style-name="T1103"><text:s/></text:span><text:span text:style-name="T1104">Turno</text:span><text:span text:style-name="T1105"><text:s/></text:span><text:span text:style-name="T1106">que</text:span><text:span text:style-name="T1107"><text:s/></text:span><text:span text:style-name="T1108">se</text:span><text:span text:style-name="T1109"><text:s/></text:span><text:span text:style-name="T1110">ha</text:span><text:span text:style-name="T1111"><text:s/></text:span><text:span text:style-name="T1112">Completado</text:span><text:span text:style-name="T1113"><text:s/></text:span><text:span text:style-name="T1114">en</text:span><text:span text:style-name="T1115"><text:s/></text:span><text:span text:style-name="T1116">un</text:span><text:span text:style-name="T1117"><text:s/></text:span><text:span text:style-name="T1118">procedimiento</text:span><text:span text:style-name="T1119"><text:s/></text:span><text:span text:style-name="T1120">especial</text:span><text:span text:style-name="T1121"><text:s/></text:span><text:span text:style-name="T1122">que</text:span><text:span text:style-name="T1123"><text:s/></text:span><text:span text:style-name="T1124">realiza</text:span><text:span text:style-name="T1125"><text:s/></text:span><text:span text:style-name="T1126">los</text:span><text:span text:style-name="T1127"><text:s/></text:span><text:span text:style-name="T1128">calculos</text:span><text:span text:style-name="T1129"><text:s/></text:span><text:span text:style-name="T1130">de</text:span><text:span text:style-name="T1131"><text:s/></text:span><text:span text:style-name="T1132">fechas</text:span></text:p>
      <text:p text:style-name="P1133"><text:span text:style-name="T1134"><text:tab/></text:span><text:span text:style-name="T1135"><text:tab/></text:span><text:span text:style-name="T1136"><text:tab/></text:span><text:span text:style-name="T1137"><text:tab/></text:span><text:span text:style-name="T1138"><text:tab/></text:span><text:span text:style-name="T1139"><text:tab/></text:span><text:span text:style-name="T1140">internamente</text:span><text:span text:style-name="T1141"><text:s/></text:span><text:span text:style-name="T1142">(</text:span><text:span text:style-name="T1143">"SP_GUARDAR_ITEM <text:s/>@AcumDias, @AsingOrdenHrs, "</text:span><text:span text:style-name="T1144">)</text:span></text:p>
      <text:p text:style-name="P1145"><text:span text:style-name="T1146"><text:tab/></text:span><text:span text:style-name="T1147"><text:tab/></text:span><text:span text:style-name="T1148"><text:tab/></text:span><text:span text:style-name="T1149"><text:tab/></text:span><text:span text:style-name="T1150"><text:tab/>3</text:span><text:span text:style-name="T1151">-</text:span><text:span text:style-name="T1152">4</text:span><text:span text:style-name="T1153">-</text:span><text:span text:style-name="T1154">2</text:span><text:span text:style-name="T1155">Paso</text:span><text:span text:style-name="T1156"><text:s/></text:span><text:span text:style-name="T1157">a</text:span><text:span text:style-name="T1158"><text:s/></text:span><text:span text:style-name="T1159">la</text:span><text:span text:style-name="T1160"><text:s/></text:span><text:span text:style-name="T1161">Siguiente</text:span><text:span text:style-name="T1162"><text:s/></text:span><text:span text:style-name="T1163">Secuencia</text:span><text:span text:style-name="T1164"><text:s/></text:span><text:span text:style-name="T1165">del</text:span><text:span text:style-name="T1166"><text:s/></text:span><text:span text:style-name="T1167">Horario</text:span><text:span text:style-name="T1168"><text:s/></text:span><text:span text:style-name="T1169">de</text:span><text:span text:style-name="T1170"><text:s/></text:span><text:span text:style-name="T1171">Trabajo</text:span><text:span text:style-name="T1172"><text:s/></text:span><text:span text:style-name="T1173">(</text:span><text:span text:style-name="T1174">"@Num_Secuencia ++"</text:span><text:span text:style-name="T1175">)</text:span></text:p>
      <text:p text:style-name="P1176"><text:span text:style-name="T1177"><text:tab/></text:span><text:span text:style-name="T1178"><text:tab/></text:span><text:span text:style-name="T1179"><text:tab/></text:span><text:span text:style-name="T1180"><text:tab/></text:span><text:span text:style-name="T1181"><text:tab/>3</text:span><text:span text:style-name="T1182">-</text:span><text:span text:style-name="T1183">4</text:span><text:span text:style-name="T1184">-</text:span><text:span text:style-name="T1185">2<text:s/></text:span><text:span text:style-name="T1186">Verifico</text:span><text:span text:style-name="T1187"><text:s/></text:span><text:span text:style-name="T1188">el</text:span><text:span text:style-name="T1189"><text:s/></text:span><text:span text:style-name="T1190">numero</text:span><text:span text:style-name="T1191"><text:s/></text:span><text:span text:style-name="T1192">de</text:span><text:span text:style-name="T1193"><text:s/></text:span><text:span text:style-name="T1194">Secuencia</text:span><text:span text:style-name="T1195">.</text:span><text:span text:style-name="T1196"><text:s/></text:span><text:span text:style-name="T1197">Por</text:span><text:span text:style-name="T1198"><text:s/></text:span><text:span text:style-name="T1199">que</text:span><text:span text:style-name="T1200"><text:s/></text:span><text:span text:style-name="T1201">si</text:span><text:span text:style-name="T1202"><text:s/></text:span><text:span text:style-name="T1203">la</text:span><text:span text:style-name="T1204"><text:s/></text:span><text:span text:style-name="T1205">secuencia</text:span><text:span text:style-name="T1206"><text:s/></text:span><text:span text:style-name="T1207">excede</text:span><text:span text:style-name="T1208"><text:s/></text:span><text:span text:style-name="T1209">la</text:span><text:span text:style-name="T1210"><text:s/></text:span><text:span text:style-name="T1211">maxima</text:span><text:span text:style-name="T1212"><text:s/></text:span><text:span text:style-name="T1213">secuencia</text:span><text:span text:style-name="T1214"><text:s/></text:span><text:span text:style-name="T1215">del</text:span><text:span text:style-name="T1216"><text:s/></text:span><text:span text:style-name="T1217">horario</text:span><text:span text:style-name="T1218"><text:s/></text:span><text:span text:style-name="T1219">de</text:span><text:span text:style-name="T1220"><text:s/></text:span><text:span text:style-name="T1221">trabajo</text:span><text:span text:style-name="T1222"><text:s/></text:span></text:p>
      <text:p text:style-name="P1223"><text:span text:style-name="T1224"><text:tab/></text:span><text:span text:style-name="T1225"><text:tab/></text:span><text:span text:style-name="T1226"><text:tab/></text:span><text:span text:style-name="T1227"><text:tab/></text:span><text:span text:style-name="T1228"><text:tab/></text:span><text:span text:style-name="T1229"><text:tab/></text:span><text:span text:style-name="T1230">la</text:span><text:span text:style-name="T1231"><text:s/></text:span><text:span text:style-name="T1232">vuelvo</text:span><text:span text:style-name="T1233"><text:s/></text:span><text:span text:style-name="T1234">a</text:span><text:span text:style-name="T1235"><text:s/></text:span><text:span text:style-name="T1236">iniciar</text:span><text:span text:style-name="T1237"><text:s/></text:span><text:span text:style-name="T1238">desde</text:span><text:span text:style-name="T1239"><text:s/>1</text:span></text:p>
      <text:soft-page-break/>
      <text:p text:style-name="P1240"><text:span text:style-name="T1241"><text:tab/></text:span><text:span text:style-name="T1242"><text:tab/></text:span><text:span text:style-name="T1243"><text:tab/></text:span><text:span text:style-name="T1244"><text:tab/></text:span><text:span text:style-name="T1245"><text:tab/>3</text:span><text:span text:style-name="T1246">-</text:span><text:span text:style-name="T1247">4</text:span><text:span text:style-name="T1248">-</text:span><text:span text:style-name="T1249">2<text:s/></text:span><text:span text:style-name="T1250">Obtengo</text:span><text:span text:style-name="T1251"><text:s/></text:span><text:span text:style-name="T1252">el</text:span><text:span text:style-name="T1253"><text:s/></text:span><text:span text:style-name="T1254">Tipo</text:span><text:span text:style-name="T1255"><text:s/></text:span><text:span text:style-name="T1256">de</text:span><text:span text:style-name="T1257"><text:s/></text:span><text:span text:style-name="T1258">Tiempo</text:span><text:span text:style-name="T1259"><text:s/></text:span><text:span text:style-name="T1260">de</text:span><text:span text:style-name="T1261"><text:s/></text:span><text:span text:style-name="T1262">la</text:span><text:span text:style-name="T1263"><text:s/></text:span><text:span text:style-name="T1264">Nueva</text:span><text:span text:style-name="T1265"><text:s/></text:span><text:span text:style-name="T1266">Secuencia</text:span><text:span text:style-name="T1267"><text:s/></text:span></text:p>
      <text:p text:style-name="P1268"><text:span text:style-name="T1269"><text:tab/></text:span><text:span text:style-name="T1270"><text:tab/></text:span><text:span text:style-name="T1271"><text:tab/></text:span><text:span text:style-name="T1272"><text:tab/></text:span><text:span text:style-name="T1273"><text:tab/></text:span><text:span text:style-name="T1274"><text:tab/></text:span><text:span text:style-name="T1275">(</text:span><text:span text:style-name="T1276">con</text:span><text:span text:style-name="T1277"><text:s/></text:span><text:span text:style-name="T1278">el</text:span><text:span text:style-name="T1279"><text:s/></text:span><text:span text:style-name="T1280">proposito</text:span><text:span text:style-name="T1281"><text:s/></text:span><text:span text:style-name="T1282">de</text:span><text:span text:style-name="T1283"><text:s/></text:span><text:span text:style-name="T1284">que</text:span><text:span text:style-name="T1285"><text:s/></text:span><text:span text:style-name="T1286">se</text:span><text:span text:style-name="T1287"><text:s/></text:span><text:span text:style-name="T1288">verifique</text:span><text:span text:style-name="T1289"><text:s/></text:span><text:span text:style-name="T1290">al</text:span><text:span text:style-name="T1291"><text:s/></text:span><text:span text:style-name="T1292">inicio</text:span><text:span text:style-name="T1293"><text:s/></text:span><text:span text:style-name="T1294">del</text:span><text:span text:style-name="T1295"><text:s/></text:span><text:span text:style-name="T1296">siguiente</text:span><text:span text:style-name="T1297"><text:s/></text:span><text:span text:style-name="T1298">turno</text:span><text:span text:style-name="T1299"><text:s/></text:span><text:span text:style-name="T1300">Y<text:s/></text:span><text:span text:style-name="T1301">determinar</text:span><text:span text:style-name="T1302"><text:s/></text:span><text:span text:style-name="T1303">SI<text:s/></text:span><text:span text:style-name="T1304">detener</text:span><text:span text:style-name="T1305"><text:s/></text:span><text:span text:style-name="T1306">o</text:span><text:span text:style-name="T1307"><text:s/></text:span><text:span text:style-name="T1308">avanzar</text:span><text:span text:style-name="T1309"><text:s/></text:span><text:span text:style-name="T1310">el</text:span><text:span text:style-name="T1311"><text:s/></text:span><text:span text:style-name="T1312">tiempo</text:span><text:span text:style-name="T1313">)</text:span></text:p>
      <text:p text:style-name="P1314"><text:tab/><text:tab/><text:tab/><text:tab/><text:tab/></text:p>
      <text:p text:style-name="P1315"><text:span text:style-name="T1316"><text:tab/></text:span><text:span text:style-name="T1317"><text:tab/></text:span><text:span text:style-name="T1318"><text:tab/></text:span><text:span text:style-name="T1319"><text:tab/></text:span><text:span text:style-name="T1320"><text:tab/>3</text:span><text:span text:style-name="T1321">-</text:span><text:span text:style-name="T1322">4</text:span><text:span text:style-name="T1323">-</text:span><text:span text:style-name="T1324">2<text:s/></text:span><text:span text:style-name="T1325">Vuelvo</text:span><text:span text:style-name="T1326"><text:s/></text:span><text:span text:style-name="T1327">iniciar</text:span><text:span text:style-name="T1328"><text:s/></text:span><text:span text:style-name="T1329">en</text:span><text:span text:style-name="T1330"><text:s/></text:span><text:span text:style-name="T1331">cero</text:span><text:span text:style-name="T1332"><text:s/></text:span><text:span text:style-name="T1333">los</text:span><text:span text:style-name="T1334"><text:s/></text:span><text:span text:style-name="T1335">acumuladores</text:span><text:span text:style-name="T1336"><text:s/></text:span><text:span text:style-name="T1337">del</text:span><text:span text:style-name="T1338"><text:s/></text:span><text:span text:style-name="T1339">Turno</text:span><text:span text:style-name="T1340"><text:s/></text:span><text:span text:style-name="T1341">y</text:span><text:span text:style-name="T1342"><text:s/></text:span><text:span text:style-name="T1343">de</text:span><text:span text:style-name="T1344"><text:s/></text:span><text:span text:style-name="T1345">Horas</text:span><text:span text:style-name="T1346"><text:s/></text:span><text:span text:style-name="T1347">para</text:span><text:span text:style-name="T1348"><text:s/></text:span><text:span text:style-name="T1349">que</text:span><text:span text:style-name="T1350"><text:s/></text:span><text:span text:style-name="T1351">empiecen</text:span><text:span text:style-name="T1352"><text:s/></text:span><text:span text:style-name="T1353">el</text:span><text:span text:style-name="T1354"><text:s/></text:span><text:span text:style-name="T1355">conteo</text:span><text:span text:style-name="T1356"><text:s/></text:span><text:span text:style-name="T1357">del</text:span><text:span text:style-name="T1358"><text:s/></text:span><text:span text:style-name="T1359">siguiente</text:span><text:span text:style-name="T1360"><text:s/></text:span><text:span text:style-name="T1361">turno</text:span><text:span text:style-name="T1362">.</text:span></text:p>
      <text:p text:style-name="P1363"><text:span text:style-name="T1364"><text:tab/></text:span><text:span text:style-name="T1365"><text:tab/></text:span><text:span text:style-name="T1366"><text:tab/></text:span><text:span text:style-name="T1367"><text:tab/></text:span><text:span text:style-name="T1368"><text:tab/></text:span><text:span text:style-name="T1369"><text:tab/></text:span><text:span text:style-name="T1370">@AcumAsingTurnoHrs</text:span><text:span text:style-name="T1371"><text:s/></text:span><text:span text:style-name="T1372">=</text:span><text:span text:style-name="T1373">0</text:span><text:span text:style-name="T1374">,</text:span><text:span text:style-name="T1375"><text:s/></text:span><text:span text:style-name="T1376">@AsingOrdenHrs</text:span><text:span text:style-name="T1377"><text:s/></text:span><text:span text:style-name="T1378">=</text:span><text:span text:style-name="T1379"><text:s/>0</text:span></text:p>
      <text:p text:style-name="P1380"><text:span text:style-name="T1381"><text:tab/></text:span><text:span text:style-name="T1382"><text:tab/></text:span><text:span text:style-name="T1383"><text:tab/></text:span><text:span text:style-name="T1384"><text:tab/><text:s text:c="2"/></text:span><text:span text:style-name="T1385">FIN</text:span></text:p>
      <text:p text:style-name="P1386"/>
      <text:p text:style-name="P1387"><text:span text:style-name="T1388"><text:tab/></text:span><text:span text:style-name="T1389"><text:tab/></text:span><text:span text:style-name="T1390"><text:tab/></text:span><text:span text:style-name="T1391"><text:tab/></text:span><text:span text:style-name="T1392">_______________________________________________________________________________________________________________________</text:span></text:p>
      <text:p text:style-name="P1393"><text:span text:style-name="T1394"><text:tab/></text:span><text:span text:style-name="T1395"><text:tab/></text:span><text:span text:style-name="T1396"><text:tab/></text:span><text:span text:style-name="T1397"><text:tab/></text:span><text:span text:style-name="T1398"><text:tab/><text:s text:c="24"/></text:span><text:span text:style-name="T1399">SECCION</text:span><text:span text:style-name="T1400"><text:s/></text:span><text:span text:style-name="T1401">PARA</text:span><text:span text:style-name="T1402"><text:s/></text:span><text:span text:style-name="T1403">CONDICIONAR</text:span><text:span text:style-name="T1404"><text:s/></text:span><text:span text:style-name="T1405">HORARIOS</text:span><text:span text:style-name="T1406"><text:s/></text:span><text:span text:style-name="T1407">ESPECIALES</text:span><text:span text:style-name="T1408"><text:s text:c="2"/></text:span></text:p>
      <text:p text:style-name="P1409"><text:span text:style-name="T1410"><text:tab/></text:span><text:span text:style-name="T1411"><text:tab/></text:span><text:span text:style-name="T1412"><text:tab/></text:span><text:span text:style-name="T1413"><text:tab/></text:span><text:span text:style-name="T1414">_______________________________________________________________________________________________________________________</text:span></text:p>
      <text:p text:style-name="P1415"><text:span text:style-name="T1416"><text:tab/></text:span><text:span text:style-name="T1417"><text:tab/></text:span><text:span text:style-name="T1418"><text:tab/></text:span><text:span text:style-name="T1419"><text:tab/>3</text:span><text:span text:style-name="T1420">-</text:span><text:span text:style-name="T1421">4</text:span><text:span text:style-name="T1422">-</text:span><text:span text:style-name="T1423">3<text:s/></text:span><text:span text:style-name="T1424">Verfico</text:span><text:span text:style-name="T1425"><text:s/></text:span><text:span text:style-name="T1426">si</text:span><text:span text:style-name="T1427"><text:s/></text:span><text:span text:style-name="T1428">se</text:span><text:span text:style-name="T1429"><text:s/></text:span><text:span text:style-name="T1430">Completo</text:span><text:span text:style-name="T1431"><text:s/></text:span><text:span text:style-name="T1432">el</text:span><text:span text:style-name="T1433"><text:s/></text:span><text:span text:style-name="T1434">Horario</text:span><text:span text:style-name="T1435"><text:s/></text:span><text:span text:style-name="T1436">de</text:span><text:span text:style-name="T1437"><text:s/></text:span><text:span text:style-name="T1438">Trabajo</text:span><text:span text:style-name="T1439"><text:s/></text:span><text:span text:style-name="T1440">de</text:span><text:span text:style-name="T1441"><text:s/></text:span><text:span text:style-name="T1442">un</text:span><text:span text:style-name="T1443"><text:s/></text:span><text:span text:style-name="T1444">Dia</text:span><text:span text:style-name="T1445"><text:s text:c="2"/></text:span><text:span text:style-name="T1446">(</text:span><text:span text:style-name="T1447">"@AcumAsingDiaHrs = @TotalDiaHrs"</text:span><text:span text:style-name="T1448">)</text:span></text:p>
      <text:p text:style-name="P1449"><text:span text:style-name="T1450"><text:tab/></text:span><text:span text:style-name="T1451"><text:tab/></text:span><text:span text:style-name="T1452"><text:tab/></text:span><text:span text:style-name="T1453"><text:tab/><text:s text:c="2"/></text:span><text:span text:style-name="T1454">SI</text:span></text:p>
      <text:p text:style-name="P1455"><text:span text:style-name="T1456"><text:tab/></text:span><text:span text:style-name="T1457"><text:tab/></text:span><text:span text:style-name="T1458"><text:tab/></text:span><text:span text:style-name="T1459"><text:tab/><text:s text:c="4"/>3</text:span><text:span text:style-name="T1460">-</text:span><text:span text:style-name="T1461">4</text:span><text:span text:style-name="T1462">-</text:span><text:span text:style-name="T1463">3<text:s/></text:span><text:span text:style-name="T1464">Avanzo</text:span><text:span text:style-name="T1465"><text:s/></text:span><text:span text:style-name="T1466">al</text:span><text:span text:style-name="T1467"><text:s/></text:span><text:span text:style-name="T1468">siguiente</text:span><text:span text:style-name="T1469"><text:s/></text:span><text:span text:style-name="T1470">Dia</text:span><text:span text:style-name="T1471"><text:s/></text:span><text:span text:style-name="T1472">(</text:span><text:span text:style-name="T1473">"@AcumDias++"</text:span><text:span text:style-name="T1474">)</text:span></text:p>
      <text:p text:style-name="P1475"><text:span text:style-name="T1476"><text:tab/></text:span><text:span text:style-name="T1477"><text:tab/></text:span><text:span text:style-name="T1478"><text:tab/></text:span><text:span text:style-name="T1479"><text:tab/></text:span><text:span text:style-name="T1480"><text:tab/>3</text:span><text:span text:style-name="T1481">-</text:span><text:span text:style-name="T1482">4</text:span><text:span text:style-name="T1483">-</text:span><text:span text:style-name="T1484">3<text:s/></text:span><text:span text:style-name="T1485">Vuelvo</text:span><text:span text:style-name="T1486"><text:s/></text:span><text:span text:style-name="T1487">a</text:span><text:span text:style-name="T1488"><text:s/></text:span><text:span text:style-name="T1489">iniciar</text:span><text:span text:style-name="T1490"><text:s/></text:span><text:span text:style-name="T1491">el</text:span><text:span text:style-name="T1492"><text:s/></text:span><text:span text:style-name="T1493">cero</text:span><text:span text:style-name="T1494"><text:s/></text:span><text:span text:style-name="T1495">el</text:span><text:span text:style-name="T1496"><text:s/></text:span><text:span text:style-name="T1497">acumulador</text:span><text:span text:style-name="T1498"><text:s/></text:span><text:span text:style-name="T1499">del</text:span><text:span text:style-name="T1500"><text:s/></text:span><text:span text:style-name="T1501">Dia</text:span><text:span text:style-name="T1502"><text:s/></text:span><text:span text:style-name="T1503">para</text:span><text:span text:style-name="T1504"><text:s/></text:span><text:span text:style-name="T1505">que</text:span><text:span text:style-name="T1506"><text:s/></text:span><text:span text:style-name="T1507">empiece</text:span><text:span text:style-name="T1508"><text:s/></text:span><text:span text:style-name="T1509">el</text:span><text:span text:style-name="T1510"><text:s/></text:span><text:span text:style-name="T1511">conteo</text:span><text:span text:style-name="T1512"><text:s/></text:span><text:span text:style-name="T1513">del</text:span><text:span text:style-name="T1514"><text:s/></text:span><text:span text:style-name="T1515">siguiente</text:span><text:span text:style-name="T1516"><text:s/></text:span><text:span text:style-name="T1517">dia</text:span></text:p>
      <text:p text:style-name="P1518"><text:span text:style-name="T1519"><text:tab/></text:span><text:span text:style-name="T1520"><text:tab/></text:span><text:span text:style-name="T1521"><text:tab/></text:span><text:span text:style-name="T1522"><text:tab/></text:span><text:span text:style-name="T1523"><text:tab/>3</text:span><text:span text:style-name="T1524">-</text:span><text:span text:style-name="T1525">4</text:span><text:span text:style-name="T1526">-</text:span><text:span text:style-name="T1527">3<text:s/></text:span><text:span text:style-name="T1528">Verifico</text:span><text:span text:style-name="T1529"><text:s/></text:span><text:span text:style-name="T1530">si</text:span><text:span text:style-name="T1531"><text:s/></text:span><text:span text:style-name="T1532">NO</text:span><text:span text:style-name="T1533"><text:s/></text:span><text:span text:style-name="T1534">se</text:span><text:span text:style-name="T1535"><text:s/></text:span><text:span text:style-name="T1536">va</text:span><text:span text:style-name="T1537"><text:s/></text:span><text:span text:style-name="T1538">a</text:span><text:span text:style-name="T1539"><text:s/></text:span><text:span text:style-name="T1540">trabajar</text:span><text:span text:style-name="T1541"><text:s/></text:span><text:span text:style-name="T1542">los</text:span><text:span text:style-name="T1543"><text:s/></text:span><text:span text:style-name="T1544">domingos</text:span></text:p>
      <text:p text:style-name="P1545"><text:span text:style-name="T1546"><text:tab/></text:span><text:span text:style-name="T1547"><text:tab/></text:span><text:span text:style-name="T1548"><text:tab/></text:span><text:span text:style-name="T1549"><text:tab/></text:span><text:span text:style-name="T1550"><text:tab/><text:s text:c="2"/></text:span><text:span text:style-name="T1551">SI</text:span></text:p>
      <text:p text:style-name="P1552"><text:span text:style-name="T1553"><text:tab/></text:span><text:span text:style-name="T1554"><text:tab/></text:span><text:span text:style-name="T1555"><text:tab/></text:span><text:span text:style-name="T1556"><text:tab/></text:span><text:span text:style-name="T1557"><text:tab/></text:span><text:span text:style-name="T1558"><text:tab/></text:span><text:span text:style-name="T1559">Anvanzo</text:span><text:span text:style-name="T1560"><text:s/></text:span><text:span text:style-name="T1561">a</text:span><text:span text:style-name="T1562"><text:s/></text:span><text:span text:style-name="T1563">otro</text:span><text:span text:style-name="T1564"><text:s/></text:span><text:span text:style-name="T1565">dia</text:span><text:span text:style-name="T1566"><text:s/></text:span><text:span text:style-name="T1567">"@AcumDias++"</text:span></text:p>
      <text:p text:style-name="P1568"><text:span text:style-name="T1569"><text:tab/></text:span><text:span text:style-name="T1570"><text:tab/></text:span><text:span text:style-name="T1571"><text:tab/></text:span><text:span text:style-name="T1572"><text:tab/></text:span><text:span text:style-name="T1573"><text:tab/><text:s text:c="2"/></text:span><text:span text:style-name="T1574">FIN</text:span></text:p>
      <text:p text:style-name="P1575"><text:span text:style-name="T1576"><text:tab/></text:span><text:span text:style-name="T1577"><text:tab/></text:span><text:span text:style-name="T1578"><text:tab/></text:span><text:span text:style-name="T1579"><text:tab/><text:s text:c="2"/></text:span><text:span text:style-name="T1580">FIN</text:span></text:p>
      <text:p text:style-name="P1581"/>
      <text:p text:style-name="P1582"><text:span text:style-name="T1583"><text:tab/></text:span><text:span text:style-name="T1584"><text:tab/></text:span><text:span text:style-name="T1585"><text:tab/></text:span><text:span text:style-name="T1586"><text:tab/>3</text:span><text:span text:style-name="T1587">-</text:span><text:span text:style-name="T1588">4</text:span><text:span text:style-name="T1589">-</text:span><text:span text:style-name="T1590">4<text:s/></text:span><text:span text:style-name="T1591">Los</text:span><text:span text:style-name="T1592"><text:s/></text:span><text:span text:style-name="T1593">Acumuladores</text:span><text:span text:style-name="T1594"><text:s/></text:span><text:span text:style-name="T1595">van</text:span><text:span text:style-name="T1596"><text:s/></text:span><text:span text:style-name="T1597">incrementado</text:span><text:span text:style-name="T1598"><text:s/></text:span><text:span text:style-name="T1599">de</text:span><text:span text:style-name="T1600"><text:s/>1<text:s/></text:span><text:span text:style-name="T1601">hasta</text:span><text:span text:style-name="T1602"><text:s/></text:span><text:span text:style-name="T1603">completar</text:span><text:span text:style-name="T1604"><text:s/></text:span><text:span text:style-name="T1605">el</text:span><text:span text:style-name="T1606"><text:s/></text:span><text:span text:style-name="T1607">Turno</text:span><text:span text:style-name="T1608">,</text:span><text:span text:style-name="T1609"><text:s/></text:span><text:span text:style-name="T1610">el</text:span><text:span text:style-name="T1611"><text:s/></text:span><text:span text:style-name="T1612">Dia</text:span><text:span text:style-name="T1613"><text:s/></text:span><text:span text:style-name="T1614">y</text:span><text:span text:style-name="T1615"><text:s/></text:span><text:span text:style-name="T1616">las</text:span><text:span text:style-name="T1617"><text:s/></text:span><text:span text:style-name="T1618">Horas</text:span><text:span text:style-name="T1619"><text:s/></text:span><text:span text:style-name="T1620">de</text:span><text:span text:style-name="T1621"><text:s/></text:span><text:span text:style-name="T1622">la</text:span><text:span text:style-name="T1623"><text:s/></text:span><text:span text:style-name="T1624">Orden</text:span></text:p>
      <text:p text:style-name="P1625"><text:span text:style-name="T1626"><text:tab/></text:span><text:span text:style-name="T1627"><text:tab/></text:span><text:span text:style-name="T1628"><text:tab/></text:span><text:span text:style-name="T1629"><text:tab/><text:s text:c="6"/></text:span><text:span text:style-name="T1630">"@AcumAsingDiaHrs=</text:span><text:span text:style-name="T1631">@AcumAsingDiaHrs + 1"</text:span><text:span text:style-name="T1632">,</text:span><text:span text:style-name="T1633"><text:s/></text:span><text:span text:style-name="T1634">"@AcumAsingTurnoHrs=</text:span><text:span text:style-name="T1635">@AcumAsingTurnoHrs + 1"</text:span><text:span text:style-name="T1636">,</text:span><text:span text:style-name="T1637"><text:s/></text:span><text:span text:style-name="T1638">"@AsingOrdenHrs = @AsingOrdenHrs +1"</text:span></text:p>
      <text:p text:style-name="P1639"><text:tab/><text:tab/><text:tab/></text:p>
      <text:p text:style-name="P1640"><text:span text:style-name="T1641"><text:tab/></text:span><text:span text:style-name="T1642"><text:tab/></text:span><text:span text:style-name="T1643"><text:tab/></text:span><text:span text:style-name="T1644">FIN</text:span><text:span text:style-name="T1645">-</text:span><text:span text:style-name="T1646">CICLO</text:span><text:span text:style-name="T1647"><text:s/></text:span><text:span text:style-name="T1648">(</text:span><text:span text:style-name="T1649">"WHILE"</text:span><text:span text:style-name="T1650">)</text:span><text:span text:style-name="T1651"><text:s/></text:span></text:p>
      <text:p text:style-name="P1652"/>
      <text:p text:style-name="P1653"><text:span text:style-name="T1654"><text:tab/></text:span><text:span text:style-name="T1655"><text:tab/></text:span><text:span text:style-name="T1656"><text:tab/></text:span><text:span text:style-name="T1657">_______________________________________________________________________________________________________________________</text:span></text:p>
      <text:p text:style-name="P1658"><text:span text:style-name="T1659"><text:tab/></text:span><text:span text:style-name="T1660"><text:tab/></text:span><text:span text:style-name="T1661"><text:tab/><text:s text:c="39"/></text:span><text:span text:style-name="T1662">SECCION</text:span><text:span text:style-name="T1663"><text:s/></text:span><text:span text:style-name="T1664">QUE</text:span><text:span text:style-name="T1665"><text:s/></text:span><text:span text:style-name="T1666">GUARDA</text:span><text:span text:style-name="T1667"><text:s/></text:span><text:span text:style-name="T1668">HORAS</text:span><text:span text:style-name="T1669"><text:s/></text:span><text:span text:style-name="T1670">SOBRANTES</text:span><text:span text:style-name="T1671"><text:s/></text:span></text:p>
      <text:p text:style-name="P1672"><text:span text:style-name="T1673"><text:tab/></text:span><text:span text:style-name="T1674"><text:tab/></text:span><text:span text:style-name="T1675"><text:tab/></text:span><text:span text:style-name="T1676"><text:tab/></text:span><text:span text:style-name="T1677"><text:tab/></text:span><text:span text:style-name="T1678"><text:tab/></text:span><text:span text:style-name="T1679">CUANDO</text:span><text:span text:style-name="T1680"><text:s/></text:span><text:span text:style-name="T1681">SE</text:span><text:span text:style-name="T1682"><text:s/></text:span><text:span text:style-name="T1683">TERMINA</text:span><text:span text:style-name="T1684"><text:s/></text:span><text:span text:style-name="T1685">EL</text:span><text:span text:style-name="T1686"><text:s/></text:span><text:span text:style-name="T1687">TIEMPO</text:span><text:span text:style-name="T1688"><text:s/></text:span><text:span text:style-name="T1689">DE</text:span><text:span text:style-name="T1690"><text:s/></text:span><text:span text:style-name="T1691">LA</text:span><text:span text:style-name="T1692"><text:s/></text:span><text:span text:style-name="T1693">ORDEN</text:span><text:span text:style-name="T1694"><text:s/></text:span><text:span text:style-name="T1695">Y</text:span><text:span text:style-name="T1696"><text:s/></text:span><text:span text:style-name="T1697">UN</text:span><text:span text:style-name="T1698"><text:s/></text:span><text:span text:style-name="T1699">TURNO</text:span><text:span text:style-name="T1700"><text:s/></text:span><text:span text:style-name="T1701">QUEDA</text:span><text:span text:style-name="T1702"><text:s/></text:span><text:span text:style-name="T1703">IMCOMPLETO</text:span></text:p>
      <text:p text:style-name="P1704"><text:span text:style-name="T1705"><text:tab/></text:span><text:span text:style-name="T1706"><text:tab/></text:span><text:span text:style-name="T1707"><text:tab/></text:span><text:span text:style-name="T1708">_______________________________________________________________________________________________________________________</text:span></text:p>
      <text:p text:style-name="P1709"><text:span text:style-name="T1710"><text:tab/></text:span><text:span text:style-name="T1711"><text:tab/></text:span><text:span text:style-name="T1712"><text:tab/>3</text:span><text:span text:style-name="T1713">-</text:span><text:span text:style-name="T1714">4</text:span><text:span text:style-name="T1715">-</text:span><text:span text:style-name="T1716">5<text:s/></text:span><text:span text:style-name="T1717">Verifico</text:span><text:span text:style-name="T1718"><text:s/></text:span><text:span text:style-name="T1719">si</text:span><text:span text:style-name="T1720"><text:s/></text:span><text:span text:style-name="T1721">el</text:span><text:span text:style-name="T1722"><text:s/></text:span><text:span text:style-name="T1723">Turno</text:span><text:span text:style-name="T1724"><text:s/></text:span><text:span text:style-name="T1725">quedo</text:span><text:span text:style-name="T1726"><text:s/></text:span><text:span text:style-name="T1727">Incompleto</text:span><text:span text:style-name="T1728"><text:s/></text:span><text:span text:style-name="T1729">(</text:span><text:span text:style-name="T1730">"@AcumAsingTurnoHrs &lt;= @TotalTurnoHrs"</text:span><text:span text:style-name="T1731">)</text:span></text:p>
      <text:p text:style-name="P1732"><text:span text:style-name="T1733"><text:tab/></text:span><text:span text:style-name="T1734"><text:tab/></text:span><text:span text:style-name="T1735"><text:tab/><text:s text:c="2"/></text:span><text:span text:style-name="T1736">SI</text:span></text:p>
      <text:p text:style-name="P1737"><text:span text:style-name="T1738"><text:tab/></text:span><text:span text:style-name="T1739"><text:tab/></text:span><text:span text:style-name="T1740"><text:tab/></text:span><text:span text:style-name="T1741"><text:tab/>3</text:span><text:span text:style-name="T1742">-</text:span><text:span text:style-name="T1743">4</text:span><text:span text:style-name="T1744">-</text:span><text:span text:style-name="T1745">5<text:s/></text:span><text:span text:style-name="T1746">Obtengo</text:span><text:span text:style-name="T1747"><text:s/></text:span><text:span text:style-name="T1748">la</text:span><text:span text:style-name="T1749"><text:s/></text:span><text:span text:style-name="T1750">informacion</text:span><text:span text:style-name="T1751"><text:s/></text:span><text:span text:style-name="T1752">del</text:span><text:span text:style-name="T1753"><text:s/></text:span><text:span text:style-name="T1754">turno</text:span><text:span text:style-name="T1755"><text:s/></text:span><text:span text:style-name="T1756">actual</text:span><text:span text:style-name="T1757"><text:s/></text:span><text:span text:style-name="T1758">(</text:span><text:span text:style-name="T1759">Turno</text:span><text:span text:style-name="T1760">,</text:span><text:span text:style-name="T1761"><text:s/></text:span><text:span text:style-name="T1762">TotalHrsSigTurno</text:span><text:span text:style-name="T1763">,</text:span><text:span text:style-name="T1764"><text:s/></text:span><text:span text:style-name="T1765">TipoTiempo</text:span><text:span text:style-name="T1766">)</text:span><text:span text:style-name="T1767"><text:s/></text:span><text:span text:style-name="T1768">Segun</text:span><text:span text:style-name="T1769"><text:s/></text:span><text:span text:style-name="T1770">el</text:span><text:span text:style-name="T1771"><text:s/></text:span><text:span text:style-name="T1772">numero</text:span><text:span text:style-name="T1773"><text:s/></text:span><text:span text:style-name="T1774">de</text:span><text:span text:style-name="T1775"><text:s/></text:span><text:span text:style-name="T1776">secuencia</text:span><text:span text:style-name="T1777"><text:s/></text:span><text:span text:style-name="T1778">que</text:span><text:span text:style-name="T1779"><text:s/></text:span></text:p>
      <text:p text:style-name="P1780"><text:span text:style-name="T1781"><text:tab/></text:span><text:span text:style-name="T1782"><text:tab/></text:span><text:span text:style-name="T1783"><text:tab/></text:span><text:span text:style-name="T1784"><text:tab/></text:span><text:span text:style-name="T1785"><text:tab/></text:span><text:span text:style-name="T1786"><text:tab/></text:span><text:span text:style-name="T1787">se</text:span><text:span text:style-name="T1788"><text:s/></text:span><text:span text:style-name="T1789">este</text:span><text:span text:style-name="T1790"><text:s/></text:span><text:span text:style-name="T1791">leyendo</text:span><text:span text:style-name="T1792"><text:s/></text:span><text:span text:style-name="T1793">del</text:span><text:span text:style-name="T1794"><text:s/></text:span><text:span text:style-name="T1795">horario</text:span><text:span text:style-name="T1796"><text:s/></text:span><text:span text:style-name="T1797">de</text:span><text:span text:style-name="T1798"><text:s/></text:span><text:span text:style-name="T1799">Trabajo</text:span></text:p>
      <text:p text:style-name="P1800"><text:span text:style-name="T1801"><text:tab/></text:span><text:span text:style-name="T1802"><text:tab/></text:span><text:span text:style-name="T1803"><text:tab/></text:span><text:span text:style-name="T1804"><text:tab/>3</text:span><text:span text:style-name="T1805">-</text:span><text:span text:style-name="T1806">4</text:span><text:span text:style-name="T1807">-</text:span><text:span text:style-name="T1808">5<text:s/></text:span><text:span text:style-name="T1809">Obtengo</text:span><text:span text:style-name="T1810"><text:s/></text:span><text:span text:style-name="T1811">el</text:span><text:span text:style-name="T1812"><text:s/></text:span><text:span text:style-name="T1813">Tipo</text:span><text:span text:style-name="T1814"><text:s/></text:span><text:span text:style-name="T1815">de</text:span><text:span text:style-name="T1816"><text:s/></text:span><text:span text:style-name="T1817">Tiempo</text:span><text:span text:style-name="T1818"><text:s/></text:span><text:span text:style-name="T1819">(</text:span><text:span text:style-name="T1820">con</text:span><text:span text:style-name="T1821"><text:s/></text:span><text:span text:style-name="T1822">el</text:span><text:span text:style-name="T1823"><text:s/></text:span><text:span text:style-name="T1824">proposito</text:span><text:span text:style-name="T1825"><text:s/></text:span><text:span text:style-name="T1826">de verificar</text:span><text:span text:style-name="T1827"><text:s/></text:span><text:span text:style-name="T1828">al</text:span><text:span text:style-name="T1829"><text:s/></text:span><text:span text:style-name="T1830">inicio</text:span><text:span text:style-name="T1831"><text:s/></text:span><text:span text:style-name="T1832">del</text:span><text:span text:style-name="T1833"><text:s/></text:span><text:span text:style-name="T1834">siguiente</text:span><text:span text:style-name="T1835"><text:s/></text:span><text:span text:style-name="T1836">turno</text:span><text:span text:style-name="T1837"><text:s/></text:span><text:span text:style-name="T1838">si<text:s/></text:span><text:span text:style-name="T1839">detener</text:span><text:span text:style-name="T1840"><text:s/></text:span><text:span text:style-name="T1841">o</text:span><text:span text:style-name="T1842"><text:s/></text:span><text:span text:style-name="T1843">avanzar</text:span><text:span text:style-name="T1844"><text:s/></text:span><text:span text:style-name="T1845">el</text:span><text:span text:style-name="T1846"><text:s/></text:span><text:span text:style-name="T1847">tiempo</text:span><text:span text:style-name="T1848">)</text:span></text:p>
      <text:p text:style-name="P1849"><text:span text:style-name="T1850"><text:tab/></text:span><text:span text:style-name="T1851"><text:tab/></text:span><text:span text:style-name="T1852"><text:tab/></text:span><text:span text:style-name="T1853"><text:tab/>3</text:span><text:span text:style-name="T1854">-</text:span><text:span text:style-name="T1855">4</text:span><text:span text:style-name="T1856">-</text:span><text:span text:style-name="T1857">5<text:s/></text:span><text:span text:style-name="T1858">Enumero</text:span><text:span text:style-name="T1859"><text:s/></text:span><text:span text:style-name="T1860">los</text:span><text:span text:style-name="T1861"><text:s/></text:span><text:span text:style-name="T1862">los</text:span><text:span text:style-name="T1863"><text:s/></text:span><text:span text:style-name="T1864">Items</text:span><text:span text:style-name="T1865"><text:s/></text:span><text:span text:style-name="T1866">de</text:span><text:span text:style-name="T1867"><text:s/></text:span><text:span text:style-name="T1868">las</text:span><text:span text:style-name="T1869"><text:s/></text:span><text:span text:style-name="T1870">Ordenes</text:span><text:span text:style-name="T1871"><text:s/></text:span><text:span text:style-name="T1872">de</text:span><text:span text:style-name="T1873"><text:s/></text:span><text:span text:style-name="T1874">Produccion</text:span><text:span text:style-name="T1875"><text:s/></text:span><text:span text:style-name="T1876">cuando</text:span><text:span text:style-name="T1877"><text:s/></text:span><text:span text:style-name="T1878">se</text:span><text:span text:style-name="T1879"><text:s/></text:span><text:span text:style-name="T1880">son</text:span><text:span text:style-name="T1881"><text:s/></text:span><text:span text:style-name="T1882">de</text:span><text:span text:style-name="T1883"><text:s/></text:span><text:span text:style-name="T1884">una</text:span><text:span text:style-name="T1885"><text:s text:c="2"/></text:span><text:span text:style-name="T1886">"PROGRAMACION"</text:span><text:span text:style-name="T1887"><text:s/></text:span><text:span text:style-name="T1888">(</text:span><text:span text:style-name="T1889">"@i_Item_Order_line ++"</text:span><text:span text:style-name="T1890">)</text:span></text:p>
      <text:p text:style-name="P1891"><text:span text:style-name="T1892"><text:tab/></text:span><text:span text:style-name="T1893"><text:tab/></text:span><text:span text:style-name="T1894"><text:tab/></text:span><text:span text:style-name="T1895"><text:tab/>3</text:span><text:span text:style-name="T1896">-</text:span><text:span text:style-name="T1897">4</text:span><text:span text:style-name="T1898">-</text:span><text:span text:style-name="T1899">5<text:s/></text:span><text:span text:style-name="T1900">Enumero</text:span><text:span text:style-name="T1901"><text:s/></text:span><text:span text:style-name="T1902">los</text:span><text:span text:style-name="T1903"><text:s/></text:span><text:span text:style-name="T1904">los</text:span><text:span text:style-name="T1905"><text:s/></text:span><text:span text:style-name="T1906">Items</text:span><text:span text:style-name="T1907"><text:s/></text:span><text:span text:style-name="T1908">de</text:span><text:span text:style-name="T1909"><text:s/></text:span><text:span text:style-name="T1910">las</text:span><text:span text:style-name="T1911"><text:s/></text:span><text:span text:style-name="T1912">Ordenes</text:span><text:span text:style-name="T1913"><text:s/></text:span><text:span text:style-name="T1914">de</text:span><text:span text:style-name="T1915"><text:s/></text:span><text:span text:style-name="T1916">Produccion</text:span><text:span text:style-name="T1917"><text:s/></text:span><text:span text:style-name="T1918">cuando</text:span><text:span text:style-name="T1919"><text:s/></text:span><text:span text:style-name="T1920">vienes</text:span><text:span text:style-name="T1921"><text:s/></text:span><text:span text:style-name="T1922">en</text:span><text:span text:style-name="T1923"><text:s/></text:span><text:span text:style-name="T1924">una</text:span><text:span text:style-name="T1925"><text:s/></text:span><text:span text:style-name="T1926">"REPROGRAMACION"</text:span><text:span text:style-name="T1927">(</text:span><text:span text:style-name="T1928">"@i_Item_Order_line ++"</text:span><text:span text:style-name="T1929">)</text:span></text:p>
      <text:p text:style-name="P1930"><text:span text:style-name="T1931"><text:tab/></text:span><text:span text:style-name="T1932"><text:tab/></text:span><text:span text:style-name="T1933"><text:tab/></text:span><text:span text:style-name="T1934"><text:tab/>3</text:span><text:span text:style-name="T1935">-</text:span><text:span text:style-name="T1936">4</text:span><text:span text:style-name="T1937">-</text:span><text:span text:style-name="T1938">5<text:s/></text:span><text:span text:style-name="T1939">Incrento</text:span><text:span text:style-name="T1940"><text:s/></text:span><text:span text:style-name="T1941">el</text:span><text:span text:style-name="T1942"><text:s/></text:span><text:span text:style-name="T1943">Item</text:span><text:span text:style-name="T1944"><text:s/></text:span><text:span text:style-name="T1945">de</text:span><text:span text:style-name="T1946"><text:s/></text:span><text:span text:style-name="T1947">la</text:span><text:span text:style-name="T1948"><text:s/></text:span><text:span text:style-name="T1949">Programacion</text:span><text:span text:style-name="T1950"><text:s/></text:span></text:p>
      <text:p text:style-name="P1951"><text:span text:style-name="T1952"><text:tab/></text:span><text:span text:style-name="T1953"><text:tab/></text:span><text:span text:style-name="T1954"><text:tab/></text:span><text:span text:style-name="T1955"><text:tab/>3</text:span><text:span text:style-name="T1956">-</text:span><text:span text:style-name="T1957">4</text:span><text:span text:style-name="T1958">-</text:span><text:span text:style-name="T1959">5<text:s/></text:span><text:span text:style-name="T1960">Guardo</text:span><text:span text:style-name="T1961"><text:s/></text:span><text:span text:style-name="T1962">el</text:span><text:span text:style-name="T1963"><text:s/></text:span><text:span text:style-name="T1964">Item</text:span><text:span text:style-name="T1965"><text:s/></text:span><text:span text:style-name="T1966">del</text:span><text:span text:style-name="T1967"><text:s/></text:span><text:span text:style-name="T1968">Turno</text:span><text:span text:style-name="T1969"><text:s/></text:span><text:span text:style-name="T1970">que</text:span><text:span text:style-name="T1971"><text:s/></text:span><text:span text:style-name="T1972">se</text:span><text:span text:style-name="T1973"><text:s/></text:span><text:span text:style-name="T1974">ha</text:span><text:span text:style-name="T1975"><text:s/></text:span><text:span text:style-name="T1976">Completado</text:span><text:span text:style-name="T1977"><text:s/></text:span><text:span text:style-name="T1978">en</text:span><text:span text:style-name="T1979"><text:s/></text:span><text:span text:style-name="T1980">un</text:span><text:span text:style-name="T1981"><text:s/></text:span><text:span text:style-name="T1982">procedimiento</text:span><text:span text:style-name="T1983"><text:s/></text:span><text:span text:style-name="T1984">especial</text:span><text:span text:style-name="T1985"><text:s/></text:span><text:span text:style-name="T1986">que</text:span><text:span text:style-name="T1987"><text:s/></text:span><text:span text:style-name="T1988">realiza</text:span><text:span text:style-name="T1989"><text:s/></text:span><text:span text:style-name="T1990">los</text:span><text:span text:style-name="T1991"><text:s/></text:span><text:span text:style-name="T1992">calculos</text:span><text:span text:style-name="T1993"><text:s/></text:span><text:span text:style-name="T1994">de</text:span><text:span text:style-name="T1995"><text:s/></text:span><text:span text:style-name="T1996">fechas</text:span></text:p>
      <text:p text:style-name="P1997"><text:span text:style-name="T1998"><text:tab/></text:span><text:span text:style-name="T1999"><text:tab/></text:span><text:span text:style-name="T2000"><text:tab/></text:span><text:span text:style-name="T2001"><text:tab/></text:span><text:span text:style-name="T2002"><text:tab/></text:span><text:span text:style-name="T2003">internamente</text:span><text:span text:style-name="T2004"><text:s/></text:span><text:span text:style-name="T2005">(</text:span><text:span text:style-name="T2006">"SP_GUARDAR_ITEM <text:s/>@AcumDias, @AsingOrdenHrs"</text:span><text:span text:style-name="T2007">)</text:span></text:p>
      <text:p text:style-name="P2008"><text:span text:style-name="T2009"><text:tab/></text:span><text:span text:style-name="T2010"><text:tab/></text:span><text:span text:style-name="T2011"><text:tab/></text:span><text:span text:style-name="T2012"><text:tab/>3</text:span><text:span text:style-name="T2013">-</text:span><text:span text:style-name="T2014">4</text:span><text:span text:style-name="T2015">-</text:span><text:span text:style-name="T2016">6<text:s/></text:span><text:span text:style-name="T2017">Verifico</text:span><text:span text:style-name="T2018"><text:s/></text:span><text:span text:style-name="T2019">Si</text:span><text:span text:style-name="T2020"><text:s/></text:span><text:span text:style-name="T2021">el</text:span><text:span text:style-name="T2022"><text:s/></text:span><text:span text:style-name="T2023">Turno</text:span><text:span text:style-name="T2024"><text:s/></text:span><text:span text:style-name="T2025">se</text:span><text:span text:style-name="T2026"><text:s/></text:span><text:span text:style-name="T2027">Completa</text:span><text:span text:style-name="T2028"><text:s/></text:span><text:span text:style-name="T2029">Despues</text:span><text:span text:style-name="T2030"><text:s/></text:span><text:span text:style-name="T2031">de</text:span><text:span text:style-name="T2032"><text:s/></text:span><text:span text:style-name="T2033">Recorrer</text:span><text:span text:style-name="T2034"><text:s/></text:span><text:span text:style-name="T2035">el</text:span><text:span text:style-name="T2036"><text:s/></text:span><text:span text:style-name="T2037">Tiempo</text:span><text:span text:style-name="T2038"><text:s text:c="2"/></text:span><text:span text:style-name="T2039">de</text:span><text:span text:style-name="T2040"><text:s/></text:span><text:span text:style-name="T2041">la</text:span><text:span text:style-name="T2042"><text:s/></text:span><text:span text:style-name="T2043">Orden</text:span><text:span text:style-name="T2044"><text:s/></text:span></text:p>
      <text:p text:style-name="P2045"><text:span text:style-name="T2046"><text:tab/></text:span><text:span text:style-name="T2047"><text:tab/></text:span><text:span text:style-name="T2048"><text:tab/></text:span><text:span text:style-name="T2049"><text:tab/><text:s text:c="2"/></text:span><text:span text:style-name="T2050">SI</text:span></text:p>
      <text:p text:style-name="P2051"><text:span text:style-name="T2052"><text:tab/></text:span><text:span text:style-name="T2053"><text:tab/></text:span><text:span text:style-name="T2054"><text:tab/></text:span><text:span text:style-name="T2055"><text:tab/></text:span><text:span text:style-name="T2056"><text:tab/>3</text:span><text:span text:style-name="T2057">-</text:span><text:span text:style-name="T2058">4</text:span><text:span text:style-name="T2059">-</text:span><text:span text:style-name="T2060">6<text:s/></text:span><text:span text:style-name="T2061">Obtengo</text:span><text:span text:style-name="T2062"><text:s/></text:span><text:span text:style-name="T2063">las</text:span><text:span text:style-name="T2064"><text:s/></text:span><text:span text:style-name="T2065">Horas</text:span><text:span text:style-name="T2066"><text:s/></text:span><text:span text:style-name="T2067">del</text:span><text:span text:style-name="T2068"><text:s/></text:span><text:span text:style-name="T2069">Siguiente</text:span><text:span text:style-name="T2070"><text:s/></text:span><text:span text:style-name="T2071">Turno</text:span></text:p>
      <text:p text:style-name="P2072"><text:span text:style-name="T2073"><text:tab/></text:span><text:span text:style-name="T2074"><text:tab/></text:span><text:span text:style-name="T2075"><text:tab/></text:span><text:span text:style-name="T2076"><text:tab/></text:span><text:span text:style-name="T2077"><text:tab/>3</text:span><text:span text:style-name="T2078">-</text:span><text:span text:style-name="T2079">4</text:span><text:span text:style-name="T2080">-</text:span><text:span text:style-name="T2081">6<text:s/></text:span><text:span text:style-name="T2082">Paso</text:span><text:span text:style-name="T2083"><text:s/></text:span><text:span text:style-name="T2084">a</text:span><text:span text:style-name="T2085"><text:s/></text:span><text:span text:style-name="T2086">la</text:span><text:span text:style-name="T2087"><text:s/></text:span><text:span text:style-name="T2088">Siguiente</text:span><text:span text:style-name="T2089"><text:s/></text:span><text:span text:style-name="T2090">Secuencia</text:span><text:span text:style-name="T2091"><text:s/></text:span><text:span text:style-name="T2092">del</text:span><text:span text:style-name="T2093"><text:s/></text:span><text:span text:style-name="T2094">Horario</text:span><text:span text:style-name="T2095"><text:s/></text:span><text:span text:style-name="T2096">de</text:span><text:span text:style-name="T2097"><text:s/></text:span><text:span text:style-name="T2098">Trabajo</text:span><text:span text:style-name="T2099"><text:s/></text:span><text:span text:style-name="T2100">(</text:span><text:span text:style-name="T2101">"@Num_Secuencia ++"</text:span><text:span text:style-name="T2102">)</text:span></text:p>
      <text:p text:style-name="P2103"><text:span text:style-name="T2104"><text:tab/></text:span><text:span text:style-name="T2105"><text:tab/></text:span><text:span text:style-name="T2106"><text:tab/></text:span><text:span text:style-name="T2107"><text:tab/></text:span><text:span text:style-name="T2108"><text:tab/>3</text:span><text:span text:style-name="T2109">-</text:span><text:span text:style-name="T2110">4</text:span><text:span text:style-name="T2111">-</text:span><text:span text:style-name="T2112">6<text:s/></text:span><text:span text:style-name="T2113">Verifico</text:span><text:span text:style-name="T2114"><text:s/></text:span><text:span text:style-name="T2115">el</text:span><text:span text:style-name="T2116"><text:s/></text:span><text:span text:style-name="T2117">numero</text:span><text:span text:style-name="T2118"><text:s/></text:span><text:span text:style-name="T2119">de</text:span><text:span text:style-name="T2120"><text:s/></text:span><text:span text:style-name="T2121">Secuencia</text:span><text:span text:style-name="T2122">.</text:span><text:span text:style-name="T2123"><text:s/></text:span><text:span text:style-name="T2124">Por</text:span><text:span text:style-name="T2125"><text:s/></text:span><text:span text:style-name="T2126">que</text:span><text:span text:style-name="T2127"><text:s/></text:span><text:span text:style-name="T2128">si</text:span><text:span text:style-name="T2129"><text:s/></text:span><text:span text:style-name="T2130">la</text:span><text:span text:style-name="T2131"><text:s/></text:span><text:span text:style-name="T2132">secuencia</text:span><text:span text:style-name="T2133"><text:s/></text:span><text:span text:style-name="T2134">excede</text:span><text:span text:style-name="T2135"><text:s/></text:span><text:span text:style-name="T2136">la</text:span><text:span text:style-name="T2137"><text:s/></text:span><text:span text:style-name="T2138">maxima</text:span><text:span text:style-name="T2139"><text:s/></text:span><text:span text:style-name="T2140">secuencia</text:span><text:span text:style-name="T2141"><text:s/></text:span><text:span text:style-name="T2142">del</text:span><text:span text:style-name="T2143"><text:s/></text:span><text:span text:style-name="T2144">horario</text:span><text:span text:style-name="T2145"><text:s/></text:span><text:span text:style-name="T2146">de</text:span><text:span text:style-name="T2147"><text:s/></text:span><text:span text:style-name="T2148">trabajo</text:span><text:span text:style-name="T2149"><text:s/></text:span></text:p>
      <text:p text:style-name="P2150"><text:span text:style-name="T2151"><text:tab/></text:span><text:span text:style-name="T2152"><text:tab/></text:span><text:span text:style-name="T2153"><text:tab/></text:span><text:span text:style-name="T2154"><text:tab/></text:span><text:span text:style-name="T2155"><text:tab/></text:span><text:span text:style-name="T2156"><text:tab/></text:span><text:span text:style-name="T2157">la</text:span><text:span text:style-name="T2158"><text:s/></text:span><text:span text:style-name="T2159">vuelvo</text:span><text:span text:style-name="T2160"><text:s/></text:span><text:span text:style-name="T2161">a</text:span><text:span text:style-name="T2162"><text:s/></text:span><text:span text:style-name="T2163">iniciar</text:span><text:span text:style-name="T2164"><text:s/></text:span><text:span text:style-name="T2165">desde</text:span><text:span text:style-name="T2166"><text:s/>1</text:span></text:p>
      <text:p text:style-name="P2167"><text:span text:style-name="T2168"><text:tab/></text:span><text:span text:style-name="T2169"><text:tab/></text:span><text:span text:style-name="T2170"><text:tab/></text:span><text:span text:style-name="T2171"><text:tab/></text:span><text:span text:style-name="T2172"><text:tab/>3</text:span><text:span text:style-name="T2173">-</text:span><text:span text:style-name="T2174">4</text:span><text:span text:style-name="T2175">-</text:span><text:span text:style-name="T2176">6<text:s/></text:span><text:span text:style-name="T2177">Obtengo</text:span><text:span text:style-name="T2178"><text:s/></text:span><text:span text:style-name="T2179">el</text:span><text:span text:style-name="T2180"><text:s/></text:span><text:span text:style-name="T2181">Tipo</text:span><text:span text:style-name="T2182"><text:s/></text:span><text:span text:style-name="T2183">de</text:span><text:span text:style-name="T2184"><text:s/></text:span><text:span text:style-name="T2185">Tiempo</text:span><text:span text:style-name="T2186"><text:s/></text:span><text:span text:style-name="T2187">(</text:span><text:span text:style-name="T2188">con</text:span><text:span text:style-name="T2189"><text:s/></text:span><text:span text:style-name="T2190">el</text:span><text:span text:style-name="T2191"><text:s/></text:span><text:span text:style-name="T2192">proposito</text:span><text:span text:style-name="T2193"><text:s/></text:span><text:span text:style-name="T2194">de<text:s/></text:span><text:span text:style-name="T2195">verificar</text:span><text:span text:style-name="T2196"><text:s/></text:span><text:span text:style-name="T2197">al</text:span><text:span text:style-name="T2198"><text:s/></text:span><text:span text:style-name="T2199">inicio</text:span><text:span text:style-name="T2200"><text:s/></text:span><text:span text:style-name="T2201">del</text:span><text:span text:style-name="T2202"><text:s/></text:span><text:span text:style-name="T2203">next</text:span><text:span text:style-name="T2204"><text:s/></text:span><text:span text:style-name="T2205">turno</text:span><text:span text:style-name="T2206"><text:s/></text:span><text:span text:style-name="T2207">si<text:s/></text:span><text:span text:style-name="T2208">detener</text:span><text:span text:style-name="T2209"><text:s/></text:span><text:span text:style-name="T2210">o</text:span><text:span text:style-name="T2211"><text:s/></text:span><text:span text:style-name="T2212">avanzar</text:span><text:span text:style-name="T2213"><text:s/></text:span><text:span text:style-name="T2214">el</text:span><text:span text:style-name="T2215"><text:s/></text:span><text:span text:style-name="T2216">tiempo</text:span><text:span text:style-name="T2217">)</text:span></text:p>
      <text:p text:style-name="P2218"><text:span text:style-name="T2219"><text:tab/></text:span><text:span text:style-name="T2220"><text:tab/></text:span><text:span text:style-name="T2221"><text:tab/></text:span><text:span text:style-name="T2222"><text:tab/></text:span><text:span text:style-name="T2223"><text:tab/>3</text:span><text:span text:style-name="T2224">-</text:span><text:span text:style-name="T2225">4</text:span><text:span text:style-name="T2226">-</text:span><text:span text:style-name="T2227">6<text:s/></text:span><text:span text:style-name="T2228">Vuelvo</text:span><text:span text:style-name="T2229"><text:s/></text:span><text:span text:style-name="T2230">iniciar</text:span><text:span text:style-name="T2231"><text:s/></text:span><text:span text:style-name="T2232">en</text:span><text:span text:style-name="T2233"><text:s/></text:span><text:span text:style-name="T2234">cero</text:span><text:span text:style-name="T2235"><text:s/></text:span><text:span text:style-name="T2236">los</text:span><text:span text:style-name="T2237"><text:s/></text:span><text:span text:style-name="T2238">acumuladores</text:span><text:span text:style-name="T2239"><text:s/></text:span><text:span text:style-name="T2240">del</text:span><text:span text:style-name="T2241"><text:s/></text:span><text:span text:style-name="T2242">Turno</text:span><text:span text:style-name="T2243"><text:s/></text:span><text:span text:style-name="T2244">y</text:span><text:span text:style-name="T2245"><text:s/></text:span><text:span text:style-name="T2246">de</text:span><text:span text:style-name="T2247"><text:s/></text:span><text:span text:style-name="T2248">Horas</text:span><text:span text:style-name="T2249"><text:s/></text:span><text:span text:style-name="T2250">para</text:span><text:span text:style-name="T2251"><text:s/></text:span><text:span text:style-name="T2252">que</text:span><text:span text:style-name="T2253"><text:s/></text:span><text:span text:style-name="T2254">empiecen</text:span><text:span text:style-name="T2255"><text:s/></text:span><text:span text:style-name="T2256">el</text:span><text:span text:style-name="T2257"><text:s/></text:span><text:span text:style-name="T2258">conteo</text:span><text:span text:style-name="T2259"><text:s/></text:span><text:span text:style-name="T2260">del</text:span><text:span text:style-name="T2261"><text:s/></text:span><text:span text:style-name="T2262">siguiente</text:span><text:span text:style-name="T2263"><text:s/></text:span><text:span text:style-name="T2264">turno</text:span><text:span text:style-name="T2265">.</text:span></text:p>
      <text:p text:style-name="P2266"><text:span text:style-name="T2267"><text:tab/></text:span><text:span text:style-name="T2268"><text:tab/></text:span><text:span text:style-name="T2269"><text:tab/></text:span><text:span text:style-name="T2270"><text:tab/></text:span><text:span text:style-name="T2271"><text:tab/></text:span><text:span text:style-name="T2272"><text:tab/></text:span><text:span text:style-name="T2273">@AcumAsingTurnoHrs</text:span><text:span text:style-name="T2274"><text:s/></text:span><text:span text:style-name="T2275">=</text:span><text:span text:style-name="T2276">0</text:span><text:span text:style-name="T2277">,</text:span><text:span text:style-name="T2278"><text:s/></text:span><text:span text:style-name="T2279">@AsingOrdenHrs</text:span><text:span text:style-name="T2280"><text:s/></text:span><text:span text:style-name="T2281">=</text:span><text:span text:style-name="T2282"><text:s/>0</text:span></text:p>
      <text:p text:style-name="P2283"><text:span text:style-name="T2284"><text:tab/></text:span><text:span text:style-name="T2285"><text:tab/></text:span><text:span text:style-name="T2286"><text:tab/></text:span><text:span text:style-name="T2287"><text:tab/><text:s text:c="2"/></text:span><text:span text:style-name="T2288">NO</text:span></text:p>
      <text:p text:style-name="P2289"/>
      <text:p text:style-name="P2290"><text:span text:style-name="T2291"><text:tab/></text:span><text:span text:style-name="T2292"><text:tab/></text:span><text:span text:style-name="T2293"><text:tab/><text:s text:c="2"/></text:span><text:span text:style-name="T2294">FIN</text:span></text:p>
      <text:p text:style-name="P2295"><text:span text:style-name="T2296"><text:tab/></text:span><text:span text:style-name="T2297"><text:tab/></text:span><text:span text:style-name="T2298">NO<text:s/></text:span><text:span text:style-name="T2299">(</text:span><text:span text:style-name="T2300">Cuando</text:span><text:span text:style-name="T2301"><text:s/></text:span><text:span text:style-name="T2302">el</text:span><text:span text:style-name="T2303"><text:s/></text:span><text:span text:style-name="T2304">Trno</text:span><text:span text:style-name="T2305"><text:s/></text:span><text:span text:style-name="T2306">es</text:span><text:span text:style-name="T2307"><text:s/></text:span><text:span text:style-name="T2308">diferente</text:span><text:span text:style-name="T2309"><text:s/></text:span><text:span text:style-name="T2310">de</text:span><text:span text:style-name="T2311"><text:s/></text:span><text:span text:style-name="T2312">NULL</text:span><text:span text:style-name="T2313"><text:s/></text:span><text:span text:style-name="T2314">es</text:span><text:span text:style-name="T2315"><text:s/></text:span><text:span text:style-name="T2316">por</text:span><text:span text:style-name="T2317"><text:s/></text:span><text:span text:style-name="T2318">que</text:span><text:span text:style-name="T2319"><text:s/></text:span><text:span text:style-name="T2320">el</text:span><text:span text:style-name="T2321"><text:s/></text:span><text:span text:style-name="T2322">item</text:span><text:span text:style-name="T2323"><text:s/></text:span><text:span text:style-name="T2324">en</text:span><text:span text:style-name="T2325"><text:s/></text:span><text:span text:style-name="T2326">lectura</text:span><text:span text:style-name="T2327"><text:s/></text:span><text:span text:style-name="T2328">NO</text:span><text:span text:style-name="T2329"><text:s/></text:span><text:span text:style-name="T2330">hay</text:span><text:span text:style-name="T2331"><text:s/></text:span><text:span text:style-name="T2332">que</text:span><text:span text:style-name="T2333"><text:s/></text:span><text:span text:style-name="T2334">reprogramarlo</text:span><text:span text:style-name="T2335"><text:s/></text:span><text:span text:style-name="T2336">SOLO</text:span><text:span text:style-name="T2337"><text:s/></text:span><text:span text:style-name="T2338">GURDARLO</text:span><text:span text:style-name="T2339">)</text:span><text:span text:style-name="T2340"><text:s/></text:span></text:p>
      <text:p text:style-name="P2341"><text:span text:style-name="T2342"><text:tab/></text:span><text:span text:style-name="T2343"><text:tab/></text:span><text:span text:style-name="T2344">_______________________________________________________________________________________________________________________</text:span></text:p>
      <text:p text:style-name="P2345"><text:span text:style-name="T2346"><text:tab/></text:span><text:span text:style-name="T2347"><text:tab/></text:span><text:span text:style-name="T2348"><text:tab/></text:span><text:span text:style-name="T2349"><text:tab/></text:span><text:span text:style-name="T2350"><text:tab/></text:span><text:span text:style-name="T2351"><text:tab/></text:span><text:span text:style-name="T2352"><text:tab/></text:span><text:span text:style-name="T2353">SECCION</text:span><text:span text:style-name="T2354"><text:s/></text:span><text:span text:style-name="T2355">QUE</text:span><text:span text:style-name="T2356"><text:s/></text:span><text:span text:style-name="T2357">SOLO</text:span><text:span text:style-name="T2358"><text:s/></text:span><text:span text:style-name="T2359">SE</text:span><text:span text:style-name="T2360"><text:s/></text:span><text:span text:style-name="T2361">GUARDA</text:span><text:span text:style-name="T2362"><text:s/></text:span><text:span text:style-name="T2363">EL</text:span><text:span text:style-name="T2364"><text:s/></text:span><text:span text:style-name="T2365">ITEM</text:span><text:span text:style-name="T2366"><text:s text:c="2"/></text:span></text:p>
      <text:p text:style-name="P2367"><text:span text:style-name="T2368"><text:tab/></text:span><text:span text:style-name="T2369"><text:tab/></text:span><text:span text:style-name="T2370">_______________________________________________________________________________________________________________________</text:span><text:span text:style-name="T2371"><text:tab/></text:span><text:span text:style-name="T2372"><text:tab/></text:span><text:span text:style-name="T2373"><text:tab/></text:span><text:span text:style-name="T2374"><text:tab/></text:span></text:p>
      <text:p text:style-name="P2375"><text:span text:style-name="T2376"><text:tab/></text:span><text:span text:style-name="T2377"><text:tab/>3</text:span><text:span text:style-name="T2378">-</text:span><text:span text:style-name="T2379">5 <text:s/></text:span><text:span text:style-name="T2380">Guardo</text:span><text:span text:style-name="T2381"><text:s/></text:span><text:span text:style-name="T2382">el</text:span><text:span text:style-name="T2383"><text:s/></text:span><text:span text:style-name="T2384">Item</text:span><text:span text:style-name="T2385"><text:s/></text:span><text:span text:style-name="T2386">del</text:span><text:span text:style-name="T2387"><text:s/></text:span><text:span text:style-name="T2388">Turno</text:span><text:span text:style-name="T2389"><text:s/></text:span><text:span text:style-name="T2390">que</text:span><text:span text:style-name="T2391"><text:s/></text:span><text:span text:style-name="T2392">se</text:span><text:span text:style-name="T2393"><text:s/></text:span><text:span text:style-name="T2394">ha</text:span><text:span text:style-name="T2395"><text:s/></text:span><text:span text:style-name="T2396">Completado</text:span><text:span text:style-name="T2397"><text:s/></text:span><text:span text:style-name="T2398">en</text:span><text:span text:style-name="T2399"><text:s/></text:span><text:span text:style-name="T2400">un</text:span><text:span text:style-name="T2401"><text:s/></text:span><text:span text:style-name="T2402">procedimiento</text:span><text:span text:style-name="T2403"><text:s/></text:span><text:span text:style-name="T2404">especial</text:span><text:span text:style-name="T2405"><text:s/></text:span><text:span text:style-name="T2406">PERO</text:span><text:span text:style-name="T2407"><text:s/></text:span><text:span text:style-name="T2408">NO</text:span><text:span text:style-name="T2409"><text:s/></text:span><text:span text:style-name="T2410">VA</text:span><text:span text:style-name="T2411"><text:s/></text:span><text:span text:style-name="T2412">REALIZAR</text:span><text:span text:style-name="T2413"><text:s/></text:span><text:span text:style-name="T2414">NINGUN</text:span><text:span text:style-name="T2415"><text:s/></text:span><text:span text:style-name="T2416">CALCULO</text:span></text:p>
      <text:p text:style-name="P2417"><text:span text:style-name="T2418"><text:tab/></text:span><text:span text:style-name="T2419"><text:tab/></text:span><text:span text:style-name="T2420"><text:tab/></text:span><text:span text:style-name="T2421"><text:tab/></text:span><text:span text:style-name="T2422"><text:tab/><text:s/></text:span><text:span text:style-name="T2423">(</text:span><text:span text:style-name="T2424">"SP_GUARDAR_ITEM <text:s/>NULL, NULL"</text:span><text:span text:style-name="T2425">)</text:span></text:p>
      <text:soft-page-break/>
      <text:p text:style-name="P2426"><text:span text:style-name="T2427"><text:tab/></text:span><text:span text:style-name="T2428"><text:tab/></text:span><text:span text:style-name="T2429">3</text:span><text:span text:style-name="T2430">-</text:span><text:span text:style-name="T2431">6<text:s/></text:span><text:span text:style-name="T2432">Se</text:span><text:span text:style-name="T2433"><text:s/></text:span><text:span text:style-name="T2434">Ejecuto</text:span><text:span text:style-name="T2435"><text:s/></text:span><text:span text:style-name="T2436">la</text:span><text:span text:style-name="T2437"><text:s/></text:span><text:span text:style-name="T2438">lectura</text:span><text:span text:style-name="T2439"><text:s/></text:span><text:span text:style-name="T2440">del</text:span><text:span text:style-name="T2441"><text:s/></text:span><text:span text:style-name="T2442">Sguiente</text:span><text:span text:style-name="T2443"><text:s/></text:span><text:span text:style-name="T2444">Registro</text:span><text:span text:style-name="T2445">.</text:span></text:p>
      <text:p text:style-name="P2446"><text:span text:style-name="T2447"><text:tab/></text:span><text:span text:style-name="T2448">FIN</text:span><text:span text:style-name="T2449">-</text:span><text:span text:style-name="T2450">CURSOR</text:span><text:span text:style-name="T2451"><text:s/></text:span></text:p>
      <text:p text:style-name="P2452"><text:tab/></text:p>
      <text:p text:style-name="P2453"><text:span text:style-name="T2454"><text:tab/>4</text:span><text:span text:style-name="T2455">-</text:span><text:span text:style-name="T2456"><text:s/></text:span><text:span text:style-name="T2457">Mando</text:span><text:span text:style-name="T2458"><text:s/></text:span><text:span text:style-name="T2459">a</text:span><text:span text:style-name="T2460"><text:s/></text:span><text:span text:style-name="T2461">Eliminar</text:span><text:span text:style-name="T2462"><text:s/></text:span><text:span text:style-name="T2463">los</text:span><text:span text:style-name="T2464"><text:s/></text:span><text:span text:style-name="T2465">Registros</text:span><text:span text:style-name="T2466"><text:s/></text:span><text:span text:style-name="T2467">de</text:span><text:span text:style-name="T2468"><text:s/></text:span><text:span text:style-name="T2469">las</text:span><text:span text:style-name="T2470"><text:s/></text:span><text:span text:style-name="T2471">Tablas</text:span><text:span text:style-name="T2472"><text:s/></text:span><text:span text:style-name="T2473">Temporakes</text:span><text:span text:style-name="T2474"><text:s/></text:span><text:span text:style-name="T2475">(</text:span><text:span text:style-name="T2476">TEMP_ORDER</text:span><text:span text:style-name="T2477"><text:s/></text:span><text:span text:style-name="T2478">Y</text:span><text:span text:style-name="T2479"><text:s/></text:span><text:span text:style-name="T2480">TEMP_ITEM</text:span><text:span text:style-name="T2481">)</text:span></text:p>
      <text:p text:style-name="P2482"><text:tab/></text:p>
      <text:p text:style-name="P2483"><text:span text:style-name="T2484">FINAL</text:span><text:span text:style-name="T2485"><text:s/></text:span></text:p>
      <text:p text:style-name="P2486"/>
      <text:p text:style-name="P2487"/>
      <text:p text:style-name="P2488"/>
      <text:p text:style-name="P2489"/>
      <text:p text:style-name="P2490"/>
      <text:p text:style-name="P2491"/>
      <text:p text:style-name="P2492"/>
      <text:p text:style-name="P24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H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color="#FFFFFF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SARROLLO</meta:initial-creator>
    <dc:creator>DESARROLLO</dc:creator>
    <meta:creation-date>2018-01-11T13:55:00Z</meta:creation-date>
    <dc:date>2018-03-09T22:59:00Z</dc:date>
    <meta:template xlink:href="Normal" xlink:type="simple"/>
    <meta:editing-cycles>5</meta:editing-cycles>
    <meta:editing-duration>PT100440S</meta:editing-duration>
    <meta:document-statistic meta:page-count="4" meta:paragraph-count="22" meta:word-count="1729" meta:character-count="11217" meta:row-count="79" meta:non-whitespace-character-count="9510"/>
  </office:meta>
</office:document-meta>
</file>